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A0000002AA47803C7.png" manifest:media-type="image/png"/>
  <manifest:file-entry manifest:full-path="Pictures/10000000000000EB0000008D2CD229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7.387cm" fo:margin-left="-0.191cm" fo:margin-top="0cm" fo:margin-bottom="0cm" style:page-number="auto" table:align="left" style:writing-mode="lr-tb"/>
    </style:style>
    <style:style style:name="Tabelle1.A" style:family="table-column">
      <style:table-column-properties style:column-width="1.942cm"/>
    </style:style>
    <style:style style:name="Tabelle1.B" style:family="table-column">
      <style:table-column-properties style:column-width="1.498cm"/>
    </style:style>
    <style:style style:name="Tabelle1.C" style:family="table-column">
      <style:table-column-properties style:column-width="0.037cm"/>
    </style:style>
    <style:style style:name="Tabelle1.D" style:family="table-column">
      <style:table-column-properties style:column-width="1.214cm"/>
    </style:style>
    <style:style style:name="Tabelle1.E" style:family="table-column">
      <style:table-column-properties style:column-width="2.26cm"/>
    </style:style>
    <style:style style:name="Tabelle1.F" style:family="table-column">
      <style:table-column-properties style:column-width="1.991cm"/>
    </style:style>
    <style:style style:name="Tabelle1.G" style:family="table-column">
      <style:table-column-properties style:column-width="0.499cm"/>
    </style:style>
    <style:style style:name="Tabelle1.H" style:family="table-column">
      <style:table-column-properties style:column-width="3cm"/>
    </style:style>
    <style:style style:name="Tabelle1.I" style:family="table-column">
      <style:table-column-properties style:column-width="1.75cm"/>
    </style:style>
    <style:style style:name="Tabelle1.J" style:family="table-column">
      <style:table-column-properties style:column-width="3.196cm"/>
    </style:style>
    <style:style style:name="Tabelle1.1" style:family="table-row">
      <style:table-row-properties style:row-height="1cm" fo:keep-together="auto"/>
    </style:style>
    <style:style style:name="Tabelle1.A1" style:family="table-cell">
      <style:table-cell-properties style:vertical-align="middle" fo:padding-left="0.191cm" fo:padding-right="0.191cm" fo:padding-top="0cm" fo:padding-bottom="0cm" fo:border-left="none" fo:border-right="none" fo:border-top="none" fo:border-bottom="0.5pt solid #a6a6a6"/>
    </style:style>
    <style:style style:name="Tabelle1.2" style:family="table-row">
      <style:table-row-properties style:min-row-height="0.7cm" fo:keep-together="auto"/>
    </style:style>
    <style:style style:name="Tabelle1.A2" style:family="table-cell">
      <style:table-cell-properties style:vertical-align="middle" fo:padding-left="0.191cm" fo:padding-right="0.191cm" fo:padding-top="0cm" fo:padding-bottom="0cm" fo:border-left="none" fo:border-right="none" fo:border-top="0.5pt solid #a6a6a6" fo:border-bottom="none"/>
    </style:style>
    <style:style style:name="Tabelle1.3" style:family="table-row">
      <style:table-row-properties style:min-row-height="0.501cm" fo:keep-together="auto"/>
    </style:style>
    <style:style style:name="Tabelle1.A3" style:family="table-cell">
      <style:table-cell-properties style:vertical-align="middle" fo:padding-left="0.191cm" fo:padding-right="0.191cm" fo:padding-top="0cm" fo:padding-bottom="0cm" fo:border="none"/>
    </style:style>
    <style:style style:name="Tabelle1.6" style:family="table-row">
      <style:table-row-properties fo:keep-together="auto"/>
    </style:style>
    <style:style style:name="Tabelle1.7" style:family="table-row">
      <style:table-row-properties style:row-height="0.501cm" fo:keep-together="auto"/>
    </style:style>
    <style:style style:name="Tabelle1.8" style:family="table-row">
      <style:table-row-properties fo:keep-together="auto"/>
    </style:style>
    <style:style style:name="Tabelle1.9" style:family="table-row">
      <style:table-row-properties style:min-row-height="0.189cm" fo:keep-together="auto"/>
    </style:style>
    <style:style style:name="Tabelle3" style:family="table">
      <style:table-properties style:width="17.182cm" fo:margin-top="0cm" fo:margin-bottom="0cm" table:align="center" style:writing-mode="lr-tb"/>
    </style:style>
    <style:style style:name="Tabelle3.A" style:family="table-column">
      <style:table-column-properties style:column-width="17.182cm"/>
    </style:style>
    <style:style style:name="Tabelle3.1" style:family="table-row">
      <style:table-row-properties fo:keep-together="auto"/>
    </style:style>
    <style:style style:name="Tabelle3.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3.2" style:family="table-row">
      <style:table-row-properties style:min-row-height="1.771cm" fo:keep-together="auto"/>
    </style:style>
    <style:style style:name="Tabelle3.A2" style:family="table-cell">
      <style:table-cell-properties style:vertical-align="middle" fo:padding-left="0.132cm" fo:padding-right="0.123cm" fo:padding-top="0cm" fo:padding-bottom="0cm" fo:border="0.5pt solid #00000a"/>
    </style:style>
    <style:style style:name="Tabelle3.A3" style:family="table-cell">
      <style:table-cell-properties style:vertical-align="middle" fo:padding-left="0.132cm" fo:padding-right="0.123cm" fo:padding-top="0cm" fo:padding-bottom="0cm" fo:border="0.5pt solid #00000a"/>
    </style:style>
    <style:style style:name="Tabelle3.A4" style:family="table-cell">
      <style:table-cell-properties style:vertical-align="middle" fo:padding-left="0.132cm" fo:padding-right="0.123cm" fo:padding-top="0cm" fo:padding-bottom="0cm" fo:border="0.5pt solid #00000a"/>
    </style:style>
    <style:style style:name="Tabelle3.A5" style:family="table-cell">
      <style:table-cell-properties style:vertical-align="middle" fo:padding-left="0.132cm" fo:padding-right="0.123cm" fo:padding-top="0cm" fo:padding-bottom="0cm" fo:border="0.5pt solid #00000a"/>
    </style:style>
    <style:style style:name="Tabelle3.A6" style:family="table-cell">
      <style:table-cell-properties style:vertical-align="middle" fo:padding-left="0.132cm" fo:padding-right="0.123cm" fo:padding-top="0cm" fo:padding-bottom="0cm" fo:border="0.5pt solid #00000a"/>
    </style:style>
    <style:style style:name="Tabelle3.A7" style:family="table-cell">
      <style:table-cell-properties style:vertical-align="middle" fo:padding-left="0.132cm" fo:padding-right="0.123cm" fo:padding-top="0cm" fo:padding-bottom="0cm" fo:border="0.5pt solid #00000a"/>
    </style:style>
    <style:style style:name="Tabelle3.A8" style:family="table-cell">
      <style:table-cell-properties style:vertical-align="middle" fo:padding-left="0.132cm" fo:padding-right="0.123cm" fo:padding-top="0cm" fo:padding-bottom="0cm" fo:border="0.5pt solid #00000a"/>
    </style:style>
    <style:style style:name="Tabelle3.A9" style:family="table-cell">
      <style:table-cell-properties style:vertical-align="middle" fo:padding-left="0.132cm" fo:padding-right="0.123cm" fo:padding-top="0cm" fo:padding-bottom="0cm" fo:border="0.5pt solid #00000a"/>
    </style:style>
    <style:style style:name="Tabelle3.A10" style:family="table-cell">
      <style:table-cell-properties style:vertical-align="middle" fo:padding-left="0.132cm" fo:padding-right="0.123cm" fo:padding-top="0cm" fo:padding-bottom="0cm" fo:border="0.5pt solid #00000a"/>
    </style:style>
    <style:style style:name="Tabelle3.A11" style:family="table-cell">
      <style:table-cell-properties style:vertical-align="middle" fo:padding-left="0.132cm" fo:padding-right="0.123cm" fo:padding-top="0cm" fo:padding-bottom="0cm" fo:border="0.5pt solid #00000a"/>
    </style:style>
    <style:style style:name="Tabelle3.A12" style:family="table-cell">
      <style:table-cell-properties style:vertical-align="middle" fo:padding-left="0.132cm" fo:padding-right="0.123cm" fo:padding-top="0cm" fo:padding-bottom="0cm" fo:border="0.5pt solid #00000a"/>
    </style:style>
    <style:style style:name="Tabelle3.A13" style:family="table-cell">
      <style:table-cell-properties style:vertical-align="middle" fo:padding-left="0.132cm" fo:padding-right="0.123cm" fo:padding-top="0cm" fo:padding-bottom="0cm" fo:border="0.5pt solid #00000a"/>
    </style:style>
    <style:style style:name="Tabelle3.A14" style:family="table-cell">
      <style:table-cell-properties style:vertical-align="middle" fo:padding-left="0.132cm" fo:padding-right="0.123cm" fo:padding-top="0cm" fo:padding-bottom="0cm" fo:border="0.5pt solid #00000a"/>
    </style:style>
    <style:style style:name="Tabelle3.A15" style:family="table-cell">
      <style:table-cell-properties style:vertical-align="middle" fo:padding-left="0.132cm" fo:padding-right="0.123cm" fo:padding-top="0cm" fo:padding-bottom="0cm" fo:border="0.5pt solid #00000a"/>
    </style:style>
    <style:style style:name="Tabelle3.A16" style:family="table-cell">
      <style:table-cell-properties style:vertical-align="middle" fo:padding-left="0.132cm" fo:padding-right="0.123cm" fo:padding-top="0cm" fo:padding-bottom="0cm" fo:border="0.5pt solid #00000a"/>
    </style:style>
    <style:style style:name="Tabelle3.A17" style:family="table-cell">
      <style:table-cell-properties style:vertical-align="middle" fo:padding-left="0.132cm" fo:padding-right="0.123cm" fo:padding-top="0cm" fo:padding-bottom="0cm" fo:border="0.5pt solid #00000a"/>
    </style:style>
    <style:style style:name="Tabelle4" style:family="table">
      <style:table-properties style:width="17.212cm" fo:margin-top="0cm" fo:margin-bottom="0cm" table:align="center" style:writing-mode="lr-tb"/>
    </style:style>
    <style:style style:name="Tabelle4.A" style:family="table-column">
      <style:table-column-properties style:column-width="15.36cm"/>
    </style:style>
    <style:style style:name="Tabelle4.B" style:family="table-column">
      <style:table-column-properties style:column-width="1.85cm"/>
    </style:style>
    <style:style style:name="Tabelle4.1" style:family="table-row">
      <style:table-row-properties fo:keep-together="auto"/>
    </style:style>
    <style:style style:name="Tabelle4.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4.2" style:family="table-row">
      <style:table-row-properties style:min-row-height="1.771cm" fo:keep-together="auto"/>
    </style:style>
    <style:style style:name="Tabelle4.A2" style:family="table-cell">
      <style:table-cell-properties style:vertical-align="middle" fo:padding-left="0.132cm" fo:padding-right="0.123cm" fo:padding-top="0cm" fo:padding-bottom="0cm" fo:border="0.5pt solid #00000a"/>
    </style:style>
    <style:style style:name="Tabelle4.B2" style:family="table-cell">
      <style:table-cell-properties style:vertical-align="middle" fo:padding-left="0.132cm" fo:padding-right="0.123cm" fo:padding-top="0cm" fo:padding-bottom="0cm" fo:border="0.5pt solid #00000a"/>
    </style:style>
    <style:style style:name="Tabelle4.A3" style:family="table-cell">
      <style:table-cell-properties style:vertical-align="middle" fo:padding-left="0.132cm" fo:padding-right="0.123cm" fo:padding-top="0cm" fo:padding-bottom="0cm" fo:border="0.5pt solid #00000a"/>
    </style:style>
    <style:style style:name="Tabelle4.B3" style:family="table-cell">
      <style:table-cell-properties style:vertical-align="middle" fo:padding-left="0.132cm" fo:padding-right="0.123cm" fo:padding-top="0cm" fo:padding-bottom="0cm" fo:border="0.5pt solid #00000a"/>
    </style:style>
    <style:style style:name="Tabelle4.A4" style:family="table-cell">
      <style:table-cell-properties style:vertical-align="middle" fo:padding-left="0.132cm" fo:padding-right="0.123cm" fo:padding-top="0cm" fo:padding-bottom="0cm" fo:border="0.5pt solid #00000a"/>
    </style:style>
    <style:style style:name="Tabelle4.B4" style:family="table-cell">
      <style:table-cell-properties style:vertical-align="middle" fo:padding-left="0.132cm" fo:padding-right="0.123cm" fo:padding-top="0cm" fo:padding-bottom="0cm" fo:border="0.5pt solid #00000a"/>
    </style:style>
    <style:style style:name="Tabelle4.A5" style:family="table-cell">
      <style:table-cell-properties style:vertical-align="middle" fo:padding-left="0.132cm" fo:padding-right="0.123cm" fo:padding-top="0cm" fo:padding-bottom="0cm" fo:border="0.5pt solid #00000a"/>
    </style:style>
    <style:style style:name="Tabelle4.B5" style:family="table-cell">
      <style:table-cell-properties style:vertical-align="middle" fo:padding-left="0.132cm" fo:padding-right="0.123cm" fo:padding-top="0cm" fo:padding-bottom="0cm" fo:border="0.5pt solid #00000a"/>
    </style:style>
    <style:style style:name="Tabelle5" style:family="table">
      <style:table-properties style:width="17.212cm" fo:margin-top="0cm" fo:margin-bottom="0cm" table:align="center" style:writing-mode="lr-tb"/>
    </style:style>
    <style:style style:name="Tabelle5.A" style:family="table-column">
      <style:table-column-properties style:column-width="15.36cm"/>
    </style:style>
    <style:style style:name="Tabelle5.B" style:family="table-column">
      <style:table-column-properties style:column-width="1.85cm"/>
    </style:style>
    <style:style style:name="Tabelle5.1" style:family="table-row">
      <style:table-row-properties fo:keep-together="auto"/>
    </style:style>
    <style:style style:name="Tabelle5.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5.2" style:family="table-row">
      <style:table-row-properties style:min-row-height="1.771cm" fo:keep-together="auto"/>
    </style:style>
    <style:style style:name="Tabelle5.A2" style:family="table-cell">
      <style:table-cell-properties style:vertical-align="middle" fo:padding-left="0.132cm" fo:padding-right="0.123cm" fo:padding-top="0cm" fo:padding-bottom="0cm" fo:border="0.5pt solid #00000a"/>
    </style:style>
    <style:style style:name="Tabelle5.B2" style:family="table-cell">
      <style:table-cell-properties style:vertical-align="middle" fo:padding-left="0.132cm" fo:padding-right="0.123cm" fo:padding-top="0cm" fo:padding-bottom="0cm" fo:border="0.5pt solid #00000a"/>
    </style:style>
    <style:style style:name="Tabelle5.A3" style:family="table-cell">
      <style:table-cell-properties style:vertical-align="middle" fo:padding-left="0.132cm" fo:padding-right="0.123cm" fo:padding-top="0cm" fo:padding-bottom="0cm" fo:border="0.5pt solid #00000a"/>
    </style:style>
    <style:style style:name="Tabelle5.B3" style:family="table-cell">
      <style:table-cell-properties style:vertical-align="middle" fo:padding-left="0.132cm" fo:padding-right="0.123cm" fo:padding-top="0cm" fo:padding-bottom="0cm" fo:border="0.5pt solid #00000a"/>
    </style:style>
    <style:style style:name="P1" style:family="paragraph" style:parent-style-name="Standard">
      <style:text-properties fo:font-weight="bold" style:font-weight-asian="bold" style:font-size-complex="9pt"/>
    </style:style>
    <style:style style:name="P2" style:family="paragraph" style:parent-style-name="Standard">
      <style:paragraph-properties fo:line-height="100%"/>
    </style:style>
    <style:style style:name="P3" style:family="paragraph" style:parent-style-name="Standard" style:list-style-name="WWNum16">
      <style:paragraph-properties fo:line-height="100%" fo:text-align="justify" style:justify-single-word="false"/>
    </style:style>
    <style:style style:name="P4" style:family="paragraph" style:parent-style-name="Standard" style:list-style-name="WWNum17">
      <style:paragraph-properties fo:line-height="100%" fo:text-align="justify" style:justify-single-word="false"/>
    </style:style>
    <style:style style:name="P5" style:family="paragraph" style:parent-style-name="Standard" style:list-style-name="WWNum18">
      <style:paragraph-properties fo:line-height="100%" fo:text-align="justify" style:justify-single-word="false"/>
    </style:style>
    <style:style style:name="P6" style:family="paragraph" style:parent-style-name="Standard" style:list-style-name="WWNum19">
      <style:paragraph-properties fo:line-height="100%" fo:text-align="justify" style:justify-single-word="false"/>
    </style:style>
    <style:style style:name="P7" style:family="paragraph" style:parent-style-name="Standard" style:list-style-name="WWNum20">
      <style:paragraph-properties fo:line-height="100%" fo:text-align="justify" style:justify-single-word="false"/>
    </style:style>
    <style:style style:name="P8" style:family="paragraph" style:parent-style-name="Standard" style:list-style-name="WWNum21">
      <style:paragraph-properties fo:line-height="100%" fo:text-align="justify" style:justify-single-word="false"/>
    </style:style>
    <style:style style:name="P9" style:family="paragraph" style:parent-style-name="Standard">
      <style:paragraph-properties fo:line-height="100%" fo:text-align="justify" style:justify-single-word="false">
        <style:tab-stops>
          <style:tab-stop style:position="0.6cm"/>
        </style:tab-stops>
      </style:paragraph-properties>
      <style:text-properties officeooo:paragraph-rsid="000c8d53"/>
    </style:style>
    <style:style style:name="P10"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11" style:family="paragraph" style:parent-style-name="Standard">
      <style:text-properties fo:font-size="14pt" style:letter-kerning="true" style:font-size-asian="14pt" style:font-name-complex="Arial1" style:font-size-complex="14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style:font-name-complex="Arial1"/>
    </style:style>
    <style:style style:name="P14" style:family="paragraph" style:parent-style-name="Standard">
      <style:text-properties fo:color="#a6a6a6"/>
    </style:style>
    <style:style style:name="P15" style:family="paragraph" style:parent-style-name="Standard">
      <style:paragraph-properties fo:line-height="100%"/>
      <style:text-properties fo:color="#a6a6a6"/>
    </style:style>
    <style:style style:name="P16" style:family="paragraph" style:parent-style-name="Standard">
      <style:text-properties fo:color="#a6a6a6" fo:language="de" fo:country="AT" style:font-name-asian="F" style:language-asian="en" style:country-asian="US"/>
    </style:style>
    <style:style style:name="P17" style:family="paragraph" style:parent-style-name="Standard">
      <style:text-properties fo:color="#a6a6a6" fo:language="de" fo:country="AT"/>
    </style:style>
    <style:style style:name="P18" style:family="paragraph" style:parent-style-name="Standard">
      <style:text-properties fo:color="#a6a6a6" fo:font-size="16pt" fo:font-weight="bold" style:font-name-asian="F" style:font-size-asian="16pt" style:font-weight-asian="bold" style:font-name-complex="F" style:font-size-complex="16pt" style:font-weight-complex="bold"/>
    </style:style>
    <style:style style:name="P19" style:family="paragraph" style:parent-style-name="Standard">
      <style:text-properties fo:color="#2e6fb7" fo:font-size="16pt" fo:font-weight="bold" style:font-name-asian="F" style:font-size-asian="16pt" style:font-weight-asian="bold" style:font-name-complex="F" style:font-size-complex="16pt" style:font-weight-complex="bold"/>
    </style:style>
    <style:style style:name="P20" style:family="paragraph" style:parent-style-name="Standard">
      <style:paragraph-properties>
        <style:tab-stops>
          <style:tab-stop style:position="1.905cm"/>
        </style:tab-stops>
      </style:paragraph-properties>
    </style:style>
    <style:style style:name="P21" style:family="paragraph" style:parent-style-name="Standard">
      <style:text-properties style:use-window-font-color="true" officeooo:rsid="000a9825" officeooo:paragraph-rsid="000a9825"/>
    </style:style>
    <style:style style:name="P22" style:family="paragraph" style:parent-style-name="Standard" style:list-style-name="L1">
      <style:paragraph-properties fo:line-height="100%" fo:text-align="justify" style:justify-single-word="false">
        <style:tab-stops>
          <style:tab-stop style:position="0.6cm"/>
        </style:tab-stops>
      </style:paragraph-properties>
      <style:text-properties officeooo:rsid="000c8d53" officeooo:paragraph-rsid="000c8d53"/>
    </style:style>
    <style:style style:name="P23" style:family="paragraph" style:parent-style-name="Standard">
      <style:paragraph-properties fo:line-height="100%" fo:text-align="justify" style:justify-single-word="false">
        <style:tab-stops>
          <style:tab-stop style:position="0.6cm"/>
        </style:tab-stops>
      </style:paragraph-properties>
      <style:text-properties officeooo:rsid="000c8d53" officeooo:paragraph-rsid="000c8d53"/>
    </style:style>
    <style:style style:name="P24" style:family="paragraph" style:parent-style-name="Standard">
      <style:paragraph-properties fo:margin-left="0.762cm" fo:margin-right="0cm" fo:line-height="100%" fo:text-align="justify" style:justify-single-word="false" fo:text-indent="-0.762cm" style:auto-text-indent="false">
        <style:tab-stops>
          <style:tab-stop style:position="0.6cm"/>
        </style:tab-stops>
      </style:paragraph-properties>
      <style:text-properties officeooo:rsid="000c8d53" officeooo:paragraph-rsid="000c8d53"/>
    </style:style>
    <style:style style:name="P25" style:family="paragraph" style:parent-style-name="Frame_20_contents">
      <style:paragraph-properties fo:text-align="end" style:justify-single-word="false"/>
    </style:style>
    <style:style style:name="P26" style:family="paragraph" style:parent-style-name="Frame_20_contents">
      <style:paragraph-properties fo:text-align="center" style:justify-single-word="false"/>
      <style:text-properties fo:color="#ff3300" fo:font-size="14pt" fo:language="de" fo:country="AT" fo:font-weight="bold" style:font-size-asian="14pt" style:font-weight-asian="bold" style:font-size-complex="14pt"/>
    </style:style>
    <style:style style:name="P27" style:family="paragraph" style:parent-style-name="Heading_20_1" style:list-style-name="">
      <style:paragraph-properties fo:line-height="100%" fo:text-align="justify" style:justify-single-word="false">
        <style:tab-stops/>
      </style:paragraph-properties>
    </style:style>
    <style:style style:name="P28" style:family="paragraph" style:parent-style-name="Heading_20_1" style:list-style-name="">
      <style:paragraph-properties fo:margin-left="0.76cm" fo:margin-right="0cm" fo:text-indent="-0.76cm" style:auto-text-indent="false" fo:break-before="page"/>
    </style:style>
    <style:style style:name="P29" style:family="paragraph" style:parent-style-name="Heading_20_1" style:list-style-name="WWNum12">
      <style:paragraph-properties fo:margin-left="0.76cm" fo:margin-right="0cm" fo:line-height="100%" fo:text-align="justify" style:justify-single-word="false" fo:text-indent="-0.76cm" style:auto-text-indent="false" fo:break-before="page">
        <style:tab-stops>
          <style:tab-stop style:position="0.6cm"/>
        </style:tab-stops>
      </style:paragraph-properties>
    </style:style>
    <style:style style:name="P30" style:family="paragraph" style:parent-style-name="Heading_20_1" style:list-style-name="WWNum12">
      <style:paragraph-properties fo:margin-left="0.76cm" fo:margin-right="0cm" fo:line-height="100%" fo:text-align="justify" style:justify-single-word="false" fo:text-indent="-0.76cm" style:auto-text-indent="false">
        <style:tab-stops>
          <style:tab-stop style:position="0.6cm"/>
        </style:tab-stops>
      </style:paragraph-properties>
    </style:style>
    <style:style style:name="P31" style:family="paragraph" style:parent-style-name="Heading_20_1" style:list-style-name="WWNum12">
      <style:paragraph-properties fo:margin-left="0.762cm" fo:margin-right="0cm" fo:line-height="100%" fo:text-align="justify" style:justify-single-word="false" fo:text-indent="-0.762cm" style:auto-text-indent="false">
        <style:tab-stops>
          <style:tab-stop style:position="0.6cm"/>
        </style:tab-stops>
      </style:paragraph-properties>
    </style:style>
    <style:style style:name="P32" style:family="paragraph" style:parent-style-name="Heading_20_1" style:list-style-name="WWNum12">
      <style:paragraph-properties fo:margin-left="0.762cm" fo:margin-right="0cm" fo:line-height="100%" fo:text-align="justify" style:justify-single-word="false" fo:text-indent="-0.762cm" style:auto-text-indent="false" fo:break-before="page">
        <style:tab-stops>
          <style:tab-stop style:position="0.6cm"/>
        </style:tab-stops>
      </style:paragraph-properties>
    </style:style>
    <style:style style:name="P33" style:family="paragraph" style:parent-style-name="Heading_20_1" style:list-style-name="WWNum12" style:master-page-name="Converted1">
      <style:paragraph-properties fo:margin-left="0.762cm" fo:margin-right="0cm" fo:line-height="100%" fo:text-align="justify" style:justify-single-word="false" fo:text-indent="-0.762cm" style:auto-text-indent="false" style:page-number="auto">
        <style:tab-stops>
          <style:tab-stop style:position="0.6cm"/>
        </style:tab-stops>
      </style:paragraph-properties>
    </style:style>
    <style:style style:name="P34" style:family="paragraph" style:parent-style-name="Heading_20_2" style:list-style-name="WWNum12">
      <style:paragraph-properties fo:margin-left="1.02cm" fo:margin-right="0cm" fo:margin-top="0.635cm" fo:margin-bottom="0.423cm" loext:contextual-spacing="false" fo:line-height="100%" fo:text-align="justify" style:justify-single-word="false" fo:text-indent="-1.02cm" style:auto-text-indent="false">
        <style:tab-stops/>
      </style:paragraph-properties>
    </style:style>
    <style:style style:name="P35" style:family="paragraph" style:parent-style-name="Heading_20_2" style:list-style-name="WWNum12">
      <style:paragraph-properties fo:margin-left="1.016cm" fo:margin-right="0cm" fo:margin-top="0.635cm" fo:margin-bottom="0.423cm" loext:contextual-spacing="false" fo:line-height="100%" fo:text-align="justify" style:justify-single-word="false" fo:text-indent="-1.016cm" style:auto-text-indent="false">
        <style:tab-stops/>
      </style:paragraph-properties>
    </style:style>
    <style:style style:name="P36" style:family="paragraph" style:parent-style-name="Title">
      <style:paragraph-properties fo:line-height="100%"/>
    </style:style>
    <style:style style:name="P37" style:family="paragraph" style:parent-style-name="List_20_Bullet" style:list-style-name="">
      <style:paragraph-properties fo:margin-left="1.259cm" fo:margin-right="0cm" fo:text-indent="0cm" style:auto-text-indent="false"/>
    </style:style>
    <style:style style:name="P38"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39" style:family="paragraph" style:parent-style-name="Contents_20_2">
      <style:paragraph-properties>
        <style:tab-stops>
          <style:tab-stop style:position="0.953cm"/>
          <style:tab-stop style:position="16.983cm" style:type="right" style:leader-style="dotted" style:leader-text="."/>
        </style:tab-stops>
      </style:paragraph-properties>
    </style:style>
    <style:style style:name="P40" style:family="paragraph" style:parent-style-name="Contents_20_2">
      <style:paragraph-properties>
        <style:tab-stops>
          <style:tab-stop style:position="1.27cm"/>
          <style:tab-stop style:position="16.983cm" style:type="right" style:leader-style="dotted" style:leader-text="."/>
        </style:tab-stops>
      </style:paragraph-properties>
    </style:style>
    <style:style style:name="P41" style:family="paragraph" style:parent-style-name="List_20_Paragraph" style:list-style-name="WWNum25"/>
    <style:style style:name="P42" style:family="paragraph" style:parent-style-name="List_20_Paragraph" style:list-style-name="WWNum27"/>
    <style:style style:name="P43" style:family="paragraph" style:parent-style-name="List_20_Paragraph" style:list-style-name="WWNum28"/>
    <style:style style:name="P44" style:family="paragraph" style:parent-style-name="List_20_Paragraph" style:list-style-name="WWNum28">
      <style:paragraph-properties>
        <style:tab-stops>
          <style:tab-stop style:position="10.515cm"/>
        </style:tab-stops>
      </style:paragraph-properties>
    </style:style>
    <style:style style:name="P45" style:family="paragraph" style:parent-style-name="List_20_Paragraph" style:list-style-name="WWNum24"/>
    <style:style style:name="P46" style:family="paragraph" style:parent-style-name="List_20_Paragraph" style:list-style-name="WWNum22"/>
    <style:style style:name="P47" style:family="paragraph" style:parent-style-name="List_20_Paragraph" style:list-style-name="WWNum23"/>
    <style:style style:name="P48" style:family="paragraph">
      <loext:graphic-properties draw:fill="none"/>
      <style:paragraph-properties fo:text-align="start"/>
      <style:text-properties fo:color="#000000" fo:font-size="18pt"/>
    </style:style>
    <style:style style:name="T1" style:family="text">
      <style:text-properties fo:color="#ff3300"/>
    </style:style>
    <style:style style:name="T2" style:family="text">
      <style:text-properties fo:color="#ff3300" fo:font-size="14pt" fo:font-weight="bold" style:font-size-asian="14pt" style:font-weight-asian="bold" style:font-size-complex="14pt"/>
    </style:style>
    <style:style style:name="T3" style:family="text">
      <style:text-properties fo:color="#ff3300" fo:font-size="14pt" fo:language="de" fo:country="AT" fo:font-weight="bold" style:font-size-asian="14pt" style:font-weight-asian="bold" style:font-size-complex="14pt"/>
    </style:style>
    <style:style style:name="T4" style:family="text">
      <style:text-properties fo:color="#ff3300" fo:font-size="7.5pt" style:font-size-asian="7.5pt" style:font-name-complex="Arial1" style:font-size-complex="7.5pt"/>
    </style:style>
    <style:style style:name="T5" style:family="text">
      <style:text-properties fo:color="#595959" style:font-size-complex="9pt"/>
    </style:style>
    <style:style style:name="T6" style:family="text">
      <style:text-properties fo:color="#595959" fo:font-size="14pt" fo:font-weight="bold" style:font-size-asian="14pt" style:font-weight-asian="bold" style:font-size-complex="14pt"/>
    </style:style>
    <style:style style:name="T7" style:family="text">
      <style:text-properties fo:color="#595959" fo:font-size="7.5pt" fo:letter-spacing="0.021cm" style:font-size-asian="7.5pt" style:font-name-complex="Arial1" style:font-size-complex="7.5pt"/>
    </style:style>
    <style:style style:name="T8" style:family="text">
      <style:text-properties fo:color="#595959" fo:font-size="7.5pt" style:font-size-asian="7.5pt" style:font-name-complex="Arial1" style:font-size-complex="7.5pt"/>
    </style:style>
    <style:style style:name="T9" style:family="text">
      <style:text-properties fo:color="#595959" fo:font-size="7.5pt" style:font-size-asian="7.5pt" style:font-size-complex="7.5pt"/>
    </style:style>
    <style:style style:name="T10" style:family="text">
      <style:text-properties fo:color="#595959" style:font-name="Trebuchet MS" fo:font-size="7.5pt" style:font-size-asian="7.5pt" style:font-name-complex="Arial1" style:font-size-complex="7.5pt"/>
    </style:style>
    <style:style style:name="T11" style:family="text">
      <style:text-properties fo:font-weight="bold" style:font-weight-asian="bold" style:font-size-complex="9pt"/>
    </style:style>
    <style:style style:name="T12" style:family="text">
      <style:text-properties style:font-size-complex="9pt"/>
    </style:style>
    <style:style style:name="T13" style:family="text">
      <style:text-properties fo:font-size="7pt" fo:font-weight="bold" style:font-size-asian="7pt" style:font-weight-asian="bold" style:font-size-complex="7pt"/>
    </style:style>
    <style:style style:name="T14" style:family="text">
      <style:text-properties fo:font-size="14pt" style:font-size-asian="14pt" style:font-size-complex="14pt"/>
    </style:style>
    <style:style style:name="T15" style:family="text">
      <style:text-properties fo:color="#00000a" style:font-name="Cambria" fo:font-size="11pt" fo:language="de" fo:country="AT" style:font-name-asian="F" style:font-size-asian="11pt" style:language-asian="de" style:country-asian="AT" style:font-name-complex="F" style:font-size-complex="11pt"/>
    </style:style>
    <style:style style:name="T16" style:family="text">
      <style:text-properties fo:color="#00000a" style:font-name="Cambria" fo:font-size="11pt" fo:language="de" fo:country="AT" style:font-name-asian="F" style:font-size-asian="11pt" style:language-asian="de" style:country-asian="AT" style:font-name-complex="F"/>
    </style:style>
    <style:style style:name="T17" style:family="text">
      <style:text-properties style:font-name-complex="Arial1"/>
    </style:style>
    <style:style style:name="T18" style:family="text">
      <style:text-properties fo:color="#a6a6a6" fo:language="de" fo:country="AT"/>
    </style:style>
    <style:style style:name="T19" style:family="text">
      <style:text-properties fo:color="#a6a6a6" fo:language="de" fo:country="AT" style:font-name-asian="F" style:language-asian="en" style:country-asian="US"/>
    </style:style>
    <style:style style:name="T20" style:family="text">
      <style:text-properties fo:color="#a6a6a6"/>
    </style:style>
    <style:style style:name="T21" style:family="text">
      <style:text-properties style:font-name="LiberationSans" fo:language="de" fo:country="AT" style:language-asian="en" style:country-asian="US" style:font-name-complex="LiberationSans1"/>
    </style:style>
    <style:style style:name="T22" style:family="text">
      <style:text-properties style:language-asian="de" style:country-asian="AT"/>
    </style:style>
    <style:style style:name="T23" style:family="text">
      <style:text-properties fo:language="de" fo:country="AT" style:language-asian="de" style:country-asian="AT"/>
    </style:style>
    <style:style style:name="T24" style:family="text">
      <style:text-properties fo:language="de" fo:country="AT"/>
    </style:style>
    <style:style style:name="T25" style:family="text">
      <style:text-properties fo:font-size="12.5pt" style:font-size-asian="12.5pt" style:font-size-complex="12.5pt"/>
    </style:style>
    <style:style style:name="T26" style:family="text">
      <style:text-properties officeooo:rsid="000c8d53"/>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none" draw:textarea-vertical-align="top" draw:auto-grow-height="false" fo:min-height="0.471cm" fo:min-width="15.051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none" draw:textarea-vertical-align="top" draw:auto-grow-height="false" fo:min-height="0.7cm" fo:min-width="3.30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cm" draw:fill="none" draw:textarea-vertical-align="top" draw:auto-grow-height="false" fo:min-height="0.732cm" fo:min-width="5.85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cm" draw:fill="none" draw:textarea-vertical-align="top" draw:auto-grow-height="false" fo:min-height="0.732cm" fo:min-width="5.854cm" fo:padding-top="0.127cm" fo:padding-bottom="0.127cm" fo:padding-left="0.254cm" fo:padding-right="0.254cm" fo:wrap-option="wrap"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table:number-columns-spanned="8" office:value-type="string">
            <text:p text:style-name="P36"><text:span text:style-name="T1">Pflichtenheft</text:span></text:p>
          </table:table-cell>
          <table:covered-table-cell/>
          <table:covered-table-cell/>
          <table:covered-table-cell/>
          <table:covered-table-cell/>
          <table:covered-table-cell/>
          <table:covered-table-cell/>
          <table:covered-table-cell/>
          <table:table-cell table:style-name="Tabelle1.A1" table:number-columns-spanned="2" office:value-type="string">
            <text:p text:style-name="P36"/>
          </table:table-cell>
          <table:covered-table-cell/>
        </table:table-row>
        <table:table-row table:style-name="Tabelle1.2">
          <table:table-cell table:style-name="Tabelle1.A2" table:number-columns-spanned="2" office:value-type="string">
            <text:p text:style-name="Standard"><text:span text:style-name="T5">Projekttitel:</text:span></text:p>
          </table:table-cell>
          <table:covered-table-cell/>
          <table:table-cell table:style-name="Tabelle1.A2" table:number-columns-spanned="8" office:value-type="string">
            <text:p text:style-name="Standard"><text:span text:style-name="T11">Laserwürfel</text:span></text:p>
          </table:table-cell>
          <table:covered-table-cell/>
          <table:covered-table-cell/>
          <table:covered-table-cell/>
          <table:covered-table-cell/>
          <table:covered-table-cell/>
          <table:covered-table-cell/>
          <table:covered-table-cell/>
        </table:table-row>
        <table:table-row table:style-name="Tabelle1.3">
          <table:table-cell table:style-name="Tabelle1.A3" table:number-columns-spanned="2" office:value-type="string">
            <text:p text:style-name="Standard"><text:span text:style-name="T5">Auftraggeber:</text:span></text:p>
          </table:table-cell>
          <table:covered-table-cell/>
          <table:table-cell table:style-name="Tabelle1.A3" table:number-columns-spanned="8" office:value-type="string">
            <text:p text:style-name="Standard"><text:span text:style-name="T11">Florian Weiss</text:span></text:p>
          </table:table-cell>
          <table:covered-table-cell/>
          <table:covered-table-cell/>
          <table:covered-table-cell/>
          <table:covered-table-cell/>
          <table:covered-table-cell/>
          <table:covered-table-cell/>
          <table:covered-table-cell/>
        </table:table-row>
        <table:table-row table:style-name="Tabelle1.3">
          <table:table-cell table:style-name="Tabelle1.A3" table:number-columns-spanned="2" office:value-type="string">
            <text:p text:style-name="Standard"><text:span text:style-name="T5">Auftragnehmer:</text:span></text:p>
          </table:table-cell>
          <table:covered-table-cell/>
          <table:table-cell table:style-name="Tabelle1.A3" table:number-columns-spanned="8" office:value-type="string">
            <text:p text:style-name="Standard"><text:span text:style-name="T11">Team Laserwürfel</text:span></text:p>
          </table:table-cell>
          <table:covered-table-cell/>
          <table:covered-table-cell/>
          <table:covered-table-cell/>
          <table:covered-table-cell/>
          <table:covered-table-cell/>
          <table:covered-table-cell/>
          <table:covered-table-cell/>
        </table:table-row>
        <table:table-row table:style-name="Tabelle1.3">
          <table:table-cell table:style-name="Tabelle1.A3" table:number-columns-spanned="3" office:value-type="string">
            <text:p text:style-name="Standard"><text:span text:style-name="T5">Schuljahr:</text:span></text:p>
          </table:table-cell>
          <table:covered-table-cell/>
          <table:covered-table-cell/>
          <table:table-cell table:style-name="Tabelle1.A3" table:number-columns-spanned="2" office:value-type="string">
            <text:p text:style-name="Standard"><text:span text:style-name="T11">2015/16</text:span></text:p>
          </table:table-cell>
          <table:covered-table-cell/>
          <table:table-cell table:style-name="Tabelle1.A3" office:value-type="string">
            <text:p text:style-name="Standard"><text:span text:style-name="T12">Klasse:</text:span></text:p>
          </table:table-cell>
          <table:table-cell table:style-name="Tabelle1.A3" table:number-columns-spanned="3" office:value-type="string">
            <text:p text:style-name="Standard"><text:span text:style-name="T11">5CI</text:span></text:p>
          </table:table-cell>
          <table:covered-table-cell/>
          <table:covered-table-cell/>
          <table:table-cell table:style-name="Tabelle1.A3" office:value-type="string">
            <text:p text:style-name="P1"/>
          </table:table-cell>
        </table:table-row>
        <table:table-row table:style-name="Tabelle1.6">
          <table:table-cell table:style-name="Tabelle1.A1"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elle1.7">
          <table:table-cell table:style-name="Tabelle1.A2" office:value-type="string">
            <text:p text:style-name="Standard"><text:span text:style-name="T13">VERSION</text:span></text:p>
          </table:table-cell>
          <table:table-cell table:style-name="Tabelle1.A2" table:number-columns-spanned="3" office:value-type="string">
            <text:p text:style-name="Standard"><text:span text:style-name="T13">DATUM</text:span></text:p>
          </table:table-cell>
          <table:covered-table-cell/>
          <table:covered-table-cell/>
          <table:table-cell table:style-name="Tabelle1.A2" table:number-columns-spanned="3" office:value-type="string">
            <text:p text:style-name="Standard"><text:span text:style-name="T13">AUTORIN/AUTOR</text:span></text:p>
          </table:table-cell>
          <table:covered-table-cell/>
          <table:covered-table-cell/>
          <table:table-cell table:style-name="Tabelle1.A2" table:number-columns-spanned="3" office:value-type="string">
            <text:p text:style-name="Standard"><text:span text:style-name="T13">ÄNDERUNG</text:span></text:p>
          </table:table-cell>
          <table:covered-table-cell/>
          <table:covered-table-cell/>
        </table:table-row>
        <table:table-row table:style-name="Tabelle1.8">
          <table:table-cell table:style-name="Tabelle1.A3" office:value-type="string">
            <text:p text:style-name="Versionsnummer">V0.1</text:p>
          </table:table-cell>
          <table:table-cell table:style-name="Tabelle1.A3" table:number-columns-spanned="3" office:value-type="string">
            <text:p text:style-name="Versionsnummer">19.10.2015</text:p>
          </table:table-cell>
          <table:covered-table-cell/>
          <table:covered-table-cell/>
          <table:table-cell table:style-name="Tabelle1.A3" table:number-columns-spanned="3" office:value-type="string">
            <text:p text:style-name="Versionsnummer">Robin Kaggl</text:p>
          </table:table-cell>
          <table:covered-table-cell/>
          <table:covered-table-cell/>
          <table:table-cell table:style-name="Tabelle1.A3" table:number-columns-spanned="3" office:value-type="string">
            <text:p text:style-name="Versionsnummer">Dokument erstellt</text:p>
          </table:table-cell>
          <table:covered-table-cell/>
          <table:covered-table-cell/>
        </table:table-row>
        <table:table-row table:style-name="Tabelle1.9">
          <table:table-cell table:style-name="Tabelle1.A1" table:number-columns-spanned="10" office:value-type="string">
            <text:p text:style-name="Versionsnummer"/>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Title"><text:span text:style-name="T14">Inhalt</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1<text:span text:style-name="T15"><text:tab/></text:span>Ausgangssituation<text:tab/>3</text:p>
          <text:p text:style-name="Contents_20_1">2<text:span text:style-name="T15"><text:tab/></text:span>Ziele<text:tab/>3</text:p>
          <text:p text:style-name="Contents_20_1">3<text:span text:style-name="T15"><text:tab/></text:span>Aufgabenstellung<text:tab/>3</text:p>
          <text:p text:style-name="Contents_20_1">4<text:span text:style-name="T15"><text:tab/></text:span>Richtlinien<text:tab/>3</text:p>
          <text:p text:style-name="Contents_20_1">5<text:span text:style-name="T15"><text:tab/></text:span>Allgemeines<text:tab/>3</text:p>
          <text:p text:style-name="P39">5.1<text:span text:style-name="T16"><text:tab/></text:span>Identifikation des Projekts<text:tab/>3</text:p>
          <text:p text:style-name="P39">5.2<text:span text:style-name="T16"><text:tab/></text:span>Leitgedanke<text:tab/>3</text:p>
          <text:p text:style-name="P39">5.3<text:span text:style-name="T16"><text:tab/></text:span>Veränderungsmanagement<text:tab/>3</text:p>
          <text:p text:style-name="Contents_20_1">6<text:span text:style-name="T15"><text:tab/></text:span>Funktionale Anforderungen<text:tab/>3</text:p>
          <text:p text:style-name="P39">6.1<text:span text:style-name="T16"><text:tab/></text:span>Dummy 1<text:tab/>3</text:p>
          <text:p text:style-name="P39">6.2<text:span text:style-name="T16"><text:tab/></text:span>Dummy 2<text:tab/>4</text:p>
          <text:p text:style-name="Contents_20_1">7<text:span text:style-name="T15"><text:tab/></text:span>User Stories<text:tab/>4</text:p>
          <text:p text:style-name="P39">7.1<text:span text:style-name="T16"><text:tab/></text:span>Dummy Bereich<text:tab/>4</text:p>
          <text:p text:style-name="P39">7.2<text:span text:style-name="T16"><text:tab/></text:span>Dummy Bereich<text:tab/>4</text:p>
          <text:p text:style-name="Contents_20_1">8<text:span text:style-name="T15"><text:tab/></text:span>Schnittstellen<text:tab/>5</text:p>
          <text:p text:style-name="Contents_20_1">9<text:span text:style-name="T15"><text:tab/></text:span>Nicht Funktionale Anforderungen<text:tab/>5</text:p>
          <text:p text:style-name="P39">9.1<text:span text:style-name="T16"><text:tab/></text:span>Anwendbarkeit<text:tab/>5</text:p>
          <text:p text:style-name="P39">9.2<text:span text:style-name="T16"><text:tab/></text:span>Zuverlässigkeit<text:tab/>5</text:p>
          <text:p text:style-name="P39">9.3<text:span text:style-name="T16"><text:tab/></text:span>Performanz &amp; Last<text:tab/>6</text:p>
          <text:p text:style-name="P39">9.4<text:span text:style-name="T16"><text:tab/></text:span>Weitere Qualitätskriterien<text:tab/>6</text:p>
          <text:p text:style-name="P39">9.5<text:span text:style-name="T16"><text:tab/></text:span>Test-Funktionalitäten<text:tab/>6</text:p>
          <text:p text:style-name="P39">9.6<text:span text:style-name="T16"><text:tab/></text:span>Logging<text:tab/>6</text:p>
          <text:p text:style-name="P39">9.7<text:span text:style-name="T16"><text:tab/></text:span>Statistik<text:tab/>7</text:p>
          <text:p text:style-name="P39">9.8<text:span text:style-name="T16"><text:tab/></text:span>Navigationsstruktur<text:tab/>7</text:p>
          <text:p text:style-name="P39">9.9<text:span text:style-name="T16"><text:tab/></text:span>Rechtestruktur<text:tab/>7</text:p>
          <text:p text:style-name="P40"><text:soft-page-break/>9.10<text:span text:style-name="T16"><text:tab/></text:span>Texte<text:tab/>7</text:p>
          <text:p text:style-name="P40">9.11<text:span text:style-name="T16"><text:tab/></text:span>Sitemap<text:tab/>7</text:p>
          <text:p text:style-name="P40">9.12<text:span text:style-name="T16"><text:tab/></text:span>Design<text:tab/>7</text:p>
          <text:p text:style-name="P40">9.13<text:span text:style-name="T16"><text:tab/></text:span>Serverinfrastruktur bzw. Hosting<text:tab/>7</text:p>
          <text:p text:style-name="P40">9.14<text:span text:style-name="T16"><text:tab/></text:span>Domains<text:tab/>7</text:p>
          <text:p text:style-name="P40">9.15<text:span text:style-name="T16"><text:tab/></text:span>Lizenzen &amp; Rechte<text:tab/>8</text:p>
          <text:p text:style-name="P40">9.16<text:span text:style-name="T16"><text:tab/></text:span>Präsentation<text:tab/>8</text:p>
          <text:p text:style-name="Contents_20_1">10<text:span text:style-name="T15"><text:tab/></text:span>Architektur<text:tab/>9</text:p>
          <text:p text:style-name="P40">10.1<text:span text:style-name="T16"><text:tab/></text:span>Hardware<text:tab/>9</text:p>
          <text:p text:style-name="P40">10.2<text:span text:style-name="T16"><text:tab/></text:span>Software<text:tab/>9</text:p>
          <text:p text:style-name="P40">10.3<text:span text:style-name="T16"><text:tab/></text:span>Datenhaltung<text:tab/>9</text:p>
          <text:p text:style-name="Contents_20_1">11<text:span text:style-name="T15"><text:tab/></text:span>Deployment &amp; Rollup<text:tab/>10</text:p>
          <text:p text:style-name="Contents_20_1">12<text:span text:style-name="T15"><text:tab/></text:span>Dokumentation<text:tab/>10</text:p>
          <text:p text:style-name="Contents_20_1">13<text:span text:style-name="T15"><text:tab/></text:span>Deliverables<text:tab/>11</text:p>
          <text:p text:style-name="Contents_20_1">14<text:span text:style-name="T15"><text:tab/></text:span>Abgrenzungen<text:tab/>11</text:p>
          <text:p text:style-name="Standard"/>
        </text:index-body>
      </text:table-of-content>
      <text:p text:style-name="P2"/>
      <text:h text:style-name="P28" text:outline-level="1"><text:bookmark-start text:name="_Toc239073006"/><text:bookmark-start text:name="_Toc239072680"/></text:h>
      <text:list xml:id="list2060830492784745965" text:style-name="WWNum12">
        <text:list-item>
          <text:h text:style-name="P33" text:outline-level="1"><text:bookmark-end text:name="_Toc239073006"/><text:bookmark-start text:name="_Toc433016405"/><text:bookmark-start text:name="_Toc226030647"/><text:bookmark-end text:name="_Toc239072680"/>Ausgangssituation<text:bookmark-end text:name="_Toc433016405"/><text:bookmark-end text:name="_Toc226030647"/></text:h>
        </text:list-item>
      </text:list>
      <text:p text:style-name="P21"><text:span text:style-name="T24">Die Idee des Projekts ist es, ein 3D-Puzzlespiel zu erstellen. Die Spielmechanik des Spiels</text:span></text:p>
      <text:p text:style-name="P21"><text:span text:style-name="T24">basiert darauf, dass es einen 3D-Würfel gibt, der an seinen Kanten und Ecken</text:span></text:p>
      <text:p text:style-name="P21"><text:span text:style-name="T24">Verbindungspunkte für Laser hat. Ziel des Spieles ist es, den Laser mit allen Punkten zu</text:span></text:p>
      <text:p text:style-name="P21"><text:span text:style-name="T24">verbinden ohne, dass sich die Laserstrahlen überkreuzen. Dabei muss der Laser an</text:span></text:p>
      <text:p text:style-name="P21"><text:span text:style-name="T24">verschiedenen Hindernissen (Mauern usw.) umgeleitet werden.</text:span></text:p>
      <text:list xml:id="list134060137091811" text:continue-numbering="true" text:style-name="WWNum12">
        <text:list-item>
          <text:h text:style-name="P30" text:outline-level="1"><text:bookmark-start text:name="_Toc226030648"/><text:bookmark-start text:name="_Toc433016406"/>Ziele<text:bookmark-end text:name="_Toc226030648"/><text:bookmark-end text:name="_Toc433016406"/></text:h>
        </text:list-item>
      </text:list>
      <text:p text:style-name="P21"><text:span text:style-name="T24">Das Spiel wird auf dem PC spielbar sein. Die Steuerung erfolgt mittels Maus und/oder Tastatur.</text:span></text:p>
      <text:p text:style-name="P21"><text:span text:style-name="T24">Es wird einen selbst komponierten Soundtrack geben, der das Spiel atmosphärisch unterstützt.</text:span></text:p>
      <text:list xml:id="list134059808695236" text:continue-numbering="true" text:style-name="WWNum12">
        <text:list-item>
          <text:h text:style-name="P30" text:outline-level="1"><text:bookmark-start text:name="_Toc226030649"/><text:bookmark-start text:name="_Toc433016407"/>Aufgabenstellung<text:bookmark-end text:name="_Toc226030649"/><text:bookmark-end text:name="_Toc433016407"/></text:h>
        </text:list-item>
      </text:list>
      <text:p text:style-name="Standard"><text:span text:style-name="T20">Kurze epische Beschreibung der Aufgabenstellung in ein paar Sätzen. </text:span></text:p>
      <text:list xml:id="list134059341049917" text:continue-numbering="true" text:style-name="WWNum12">
        <text:list-item>
          <text:h text:style-name="P30" text:outline-level="1"><text:bookmark-start text:name="_Toc211580401"/><text:bookmark-start text:name="_Toc433016408"/><text:bookmark-start text:name="_Toc226030650"/>Richtlinien<text:bookmark-end text:name="_Toc211580401"/><text:bookmark-end text:name="_Toc433016408"/><text:bookmark-end text:name="_Toc226030650"/></text:h>
        </text:list-item>
      </text:list>
      <text:p text:style-name="Standard"><text:span text:style-name="T20">Welche Dokumente bzw. Richtlinien müssen zusätzlich erfüllt werden?</text:span></text:p>
      <text:p text:style-name="Standard"/>
      <text:list xml:id="list134059030692693" text:continue-numbering="true" text:style-name="WWNum12">
        <text:list-item>
          <text:h text:style-name="P31" text:outline-level="1"><text:bookmark-start text:name="_Toc226030651"/><text:bookmark-start text:name="_Toc433016409"/>Allgemeines<text:bookmark-end text:name="_Toc226030651"/><text:bookmark-end text:name="_Toc433016409"/></text:h>
        </text:list-item>
      </text:list>
      <text:p text:style-name="Standard"><text:span text:style-name="T20">Kurze Beschreibung des Auftrags</text:span></text:p>
      <text:list xml:id="list134060178846451" text:continue-numbering="true" text:style-name="WWNum12">
        <text:list-item>
          <text:list>
            <text:list-item>
              <text:h text:style-name="P34" text:outline-level="2"><text:bookmark-start text:name="_Toc97254045"/><text:bookmark-start text:name="_Toc433016410"/><text:bookmark-start text:name="_Toc226030652"/><text:bookmark-start text:name="_Toc211580403"/>Identifikation des Projekts<text:bookmark-end text:name="_Toc97254045"/><text:bookmark-end text:name="_Toc433016410"/><text:bookmark-end text:name="_Toc226030652"/><text:bookmark-end text:name="_Toc211580403"/></text:h>
            </text:list-item>
          </text:list>
        </text:list-item>
      </text:list>
      <text:p text:style-name="Standard"><text:span text:style-name="T20">Wie wird das Projekt identifiziert? Projektname und Projektkürzel werden definiert. </text:span></text:p>
      <text:list xml:id="list134059413521373" text:continue-numbering="true" text:style-name="WWNum12">
        <text:list-item>
          <text:list>
            <text:list-item>
              <text:h text:style-name="P34" text:outline-level="2"><text:bookmark-start text:name="_Toc97254046"/><text:bookmark-start text:name="_Toc433016411"/><text:bookmark-start text:name="_Toc226030653"/><text:bookmark-start text:name="_Toc211580404"/>Leitgedanke<text:bookmark-end text:name="_Toc97254046"/><text:bookmark-end text:name="_Toc433016411"/><text:bookmark-end text:name="_Toc226030653"/><text:bookmark-end text:name="_Toc211580404"/></text:h>
            </text:list-item>
          </text:list>
        </text:list-item>
      </text:list>
      <text:p text:style-name="P2"><text:bookmark-start text:name="_Toc97254050"/><text:bookmark-start text:name="_Toc433016412"/><text:bookmark-start text:name="_Toc226030654"/><text:span text:style-name="T21">Es wird ein Spiel entwickelt, bei dem der Spieler mit einem Würfel präsentiert wird. Der Würfel hat an jeder</text:span></text:p>
      <text:p text:style-name="P2"><text:span text:style-name="T21">Ecke und in der Mitte </text:span><text:bookmark text:name="_GoBack"/><text:span text:style-name="T21">jeder Kante einen Verbindungspunkt. Zwei dieser Punkte sind der Anfangs- und</text:span></text:p>
      <text:p text:style-name="P2"><text:span text:style-name="T21">Endpunkt. Das Ziel des Spieles ist es, den Anfangs- und Endpunkt miteinander zu verbinden, ohne dabei</text:span></text:p>
      <text:p text:style-name="P2"><text:span text:style-name="T21">Verbindungspunkte auszulassen oder Verbindungslinien zu überkreuzen. Das Ziel zu erreichen wird</text:span></text:p>
      <text:p text:style-name="P2"><text:span text:style-name="T21">allerdings durch Hindernisse und Spielelemente schwieriger gemacht. Diese sind zum Beispiel Schalter oder</text:span></text:p>
      <text:list xml:id="list134060721577282" text:continue-numbering="true" text:style-name="WWNum12">
        <text:list-item>
          <text:list>
            <text:list-item>
              <text:h text:style-name="P35" text:outline-level="2"><text:span text:style-name="T21">Wände.</text:span>Veränderungsmanagement<text:bookmark-end text:name="_Toc97254050"/><text:bookmark-end text:name="_Toc226030654"/><text:bookmark-end text:name="_Toc433016412"/></text:h>
            </text:list-item>
          </text:list>
        </text:list-item>
      </text:list>
      <text:p text:style-name="Standard"><text:span text:style-name="T20">Veränderungen bzw. Anpassungen des Pflichtenhefts bedürfen der schriftlichen Form und des Einverständnis von Auftraggeber und Auftragnehmerin. </text:span></text:p>
      <text:list xml:id="list134060012646644" text:continue-numbering="true" text:style-name="WWNum12">
        <text:list-item>
          <text:h text:style-name="P31" text:outline-level="1"><text:bookmark-start text:name="_Toc226030655"/><text:bookmark-start text:name="_Toc433016413"/><text:soft-page-break/>Funktionale Anforderungen<text:bookmark-end text:name="_Toc226030655"/><text:bookmark-end text:name="_Toc433016413"/> </text:h>
          <text:list>
            <text:list-item>
              <text:h text:style-name="P34" text:outline-level="2">Menü</text:h>
            </text:list-item>
          </text:list>
        </text:list-item>
      </text:list>
      <text:p text:style-name="Standard"><text:bookmark-start text:name="_Toc211580408"/><text:bookmark-start text:name="_Toc433016415"/><text:bookmark-start text:name="_Toc226030657"/>Es gibt ein Hauptmenü geben, wo man vier Punkte auswählen kann:</text:p>
      <text:list xml:id="list1864486787428313523" text:style-name="WWNum25">
        <text:list-item>
          <text:p text:style-name="P41">Zuletzt gespeichertes Spiel fortsetzen ( Nur wenn man vorher ein Spiel gespeichert hat ) </text:p>
        </text:list-item>
        <text:list-item>
          <text:p text:style-name="P41">Storymodus</text:p>
        </text:list-item>
        <text:list-item>
          <text:p text:style-name="P41">Endlosmodus( optional ) </text:p>
        </text:list-item>
        <text:list-item>
          <text:p text:style-name="P41">Einstellungen</text:p>
        </text:list-item>
      </text:list>
      <text:list xml:id="list134058704551644" text:continue-list="list134060012646644" text:style-name="WWNum12">
        <text:list-item>
          <text:list>
            <text:list-item>
              <text:h text:style-name="P34" text:outline-level="2"><text:bookmark-end text:name="_Toc211580408"/><text:bookmark-start text:name="_Toc433016416"/><text:bookmark-start text:name="_Toc226030674"/><text:bookmark-end text:name="_Toc433016415"/><text:bookmark-end text:name="_Toc226030657"/>Soundtrack</text:h>
            </text:list-item>
          </text:list>
        </text:list-item>
      </text:list>
      <text:p text:style-name="Standard">Ein eigens für das Spiel komponierter Soundtrack ist erstellt.</text:p>
      <text:list xml:id="list134059441967300" text:continue-numbering="true" text:style-name="WWNum12">
        <text:list-item>
          <text:list>
            <text:list-item>
              <text:h text:style-name="P34" text:outline-level="2">Story</text:h>
            </text:list-item>
          </text:list>
        </text:list-item>
      </text:list>
      <text:p text:style-name="Standard">Es ist eine Story geschrieben, die mithilfe von Texteinblendungen am Anfang und Ende einiger Storylevels erzählt wird. Am Ende gibt es einen Epilog.</text:p>
      <text:list xml:id="list134059458945974" text:continue-numbering="true" text:style-name="WWNum12">
        <text:list-item>
          <text:list>
            <text:list-item>
              <text:h text:style-name="P34" text:outline-level="2">Spielmodus Story</text:h>
            </text:list-item>
          </text:list>
        </text:list-item>
      </text:list>
      <text:p text:style-name="Standard">Es ist ein Storymodus vorhanden, in dem es 20 handgemachte Levels gibt.</text:p>
      <text:list xml:id="list134059413655014" text:continue-numbering="true" text:style-name="WWNum12">
        <text:list-item>
          <text:list>
            <text:list-item>
              <text:h text:style-name="P34" text:outline-level="2">Steuerung</text:h>
            </text:list-item>
          </text:list>
        </text:list-item>
      </text:list>
      <text:p text:style-name="Standard">Das Spiel lässt sich mit Tastatur oder Maus spielen. Die Keybindings lässt sich im Optionsmenü festlegen.</text:p>
      <text:list xml:id="list134059099548354" text:continue-numbering="true" text:style-name="WWNum12">
        <text:list-item>
          <text:list>
            <text:list-item>
              <text:h text:style-name="P34" text:outline-level="2">Steuerung Tastatur</text:h>
            </text:list-item>
          </text:list>
        </text:list-item>
      </text:list>
      <text:p text:style-name="Standard"><text:span text:style-name="T23">Tastatur Steuerung:</text:span></text:p>
      <text:list xml:id="list8278547430023405219" text:style-name="WWNum27">
        <text:list-item>
          <text:p text:style-name="P42"><text:span text:style-name="T22">S und W: Drehen des Würfels um die horizontale Achse</text:span></text:p>
        </text:list-item>
        <text:list-item>
          <text:p text:style-name="P42"><text:span text:style-name="T22">A und D: Drehen des Würfels um die vertikale Achse</text:span></text:p>
        </text:list-item>
        <text:list-item>
          <text:p text:style-name="P42"><text:span text:style-name="T22">Q und E: Drehen des Würfels um die Sichtachse</text:span></text:p>
        </text:list-item>
        <text:list-item>
          <text:p text:style-name="P42"><text:span text:style-name="T22">Die Tasten rotieren zu der Richtung ( D zeigt die rechte Seite )</text:span></text:p>
        </text:list-item>
        <text:list-item>
          <text:p text:style-name="P42"><text:span text:style-name="T22">Mithilfe eines 3x3 Tastenblocks ( Numpad und Zeichenblock ) lassen sich die Verbindungspunkte auswählen</text:span></text:p>
        </text:list-item>
        <text:list-item>
          <text:p text:style-name="P42"><text:span text:style-name="T22">2 ausgewählte Punkte werden miteinander verbunden</text:span></text:p>
        </text:list-item>
        <text:list-item>
          <text:p text:style-name="P42"><text:span text:style-name="T22">Falls sie bereits verbunden waren, werden sie getrennt</text:span></text:p>
        </text:list-item>
        <text:list-item>
          <text:p text:style-name="P42"><text:span text:style-name="T22">Wenn die Tastatur verwendet wird, rastet die Sicht auf die nächste orthogonale ein.</text:span></text:p>
        </text:list-item>
        <text:list-item>
          <text:p text:style-name="P42"><text:span text:style-name="T22">ESC–Taste: Aufrufen des Pausemenüs, dass man während des Spiels aufrufen kann.</text:span></text:p>
        </text:list-item>
      </text:list>
      <text:list xml:id="list134059537818791" text:continue-list="list134059099548354" text:style-name="WWNum12">
        <text:list-item>
          <text:list>
            <text:list-item>
              <text:h text:style-name="P34" text:outline-level="2"><text:soft-page-break/>Steuerung Maus</text:h>
            </text:list-item>
          </text:list>
        </text:list-item>
      </text:list>
      <text:p text:style-name="Standard"><text:span text:style-name="T23">Maus Steuerung:</text:span></text:p>
      <text:list xml:id="list7764219819156757200" text:style-name="WWNum28">
        <text:list-item>
          <text:p text:style-name="P43"><text:span text:style-name="T22">Pan: Linke Maustaste halten und bewegen</text:span></text:p>
        </text:list-item>
        <text:list-item>
          <text:p text:style-name="P43"><text:span text:style-name="T22">Auswählen eines Punktes: Klick der linken Maustaste auf den Punkt</text:span></text:p>
        </text:list-item>
        <text:list-item>
          <text:p text:style-name="P43"><text:span text:style-name="T22">Abbrechen von einer Verbindung: Rechtsklick</text:span></text:p>
        </text:list-item>
        <text:list-item>
          <text:p text:style-name="P43"><text:span text:style-name="T22">Erzeugen einer Verbindung: Verbinden der Punkte durch Auswählen der gewünschten Punkte mithilfe von zwei Linksklicks</text:span></text:p>
        </text:list-item>
        <text:list-item>
          <text:p text:style-name="P43"><text:span text:style-name="T22">Eine bestehende Verbindung wird durch einen Rechtsklick auf den Laser aufgehoben</text:span></text:p>
        </text:list-item>
        <text:list-item>
          <text:p text:style-name="P44"><text:span text:style-name="T22">Mit der Maus hat man eine freie Perspektive</text:span></text:p>
        </text:list-item>
      </text:list>
      <text:list xml:id="list134059109548342" text:continue-list="list134059537818791" text:style-name="WWNum12">
        <text:list-item>
          <text:list>
            <text:list-item>
              <text:h text:style-name="P34" text:outline-level="2">Sprache</text:h>
            </text:list-item>
          </text:list>
        </text:list-item>
      </text:list>
      <text:p text:style-name="Standard"><text:span text:style-name="T23">Die Sprache des Spieles ist Englisch.</text:span></text:p>
      <text:list xml:id="list134058950735755" text:continue-numbering="true" text:style-name="WWNum12">
        <text:list-item>
          <text:list>
            <text:list-item>
              <text:h text:style-name="P34" text:outline-level="2">Tutorial</text:h>
            </text:list-item>
          </text:list>
        </text:list-item>
      </text:list>
      <text:p text:style-name="Standard">Ein eigens für das Spiel komponierter Soundtrack ist erstellt.</text:p>
      <text:list xml:id="list134058924869269" text:continue-numbering="true" text:style-name="WWNum12">
        <text:list-item>
          <text:list>
            <text:list-item>
              <text:h text:style-name="P34" text:outline-level="2">Cross Plattform</text:h>
            </text:list-item>
          </text:list>
        </text:list-item>
      </text:list>
      <text:p text:style-name="Standard"><text:span text:style-name="T23">Das vollendete Spiel läuft auf allen gängigen PC Betriebssystemen (Windows, Mac OS und Ubuntu)</text:span></text:p>
      <text:list xml:id="list134060245847658" text:continue-numbering="true" text:style-name="WWNum12">
        <text:list-item>
          <text:list>
            <text:list-item>
              <text:h text:style-name="P34" text:outline-level="2">Startbildschirm</text:h>
            </text:list-item>
          </text:list>
        </text:list-item>
      </text:list>
      <text:p text:style-name="Standard">Der Startbildschirm zeigt das Hauptmenü an, wie oben beschrieben.</text:p>
      <text:list xml:id="list134059783269089" text:continue-numbering="true" text:style-name="WWNum12">
        <text:list-item>
          <text:list>
            <text:list-item>
              <text:h text:style-name="P34" text:outline-level="2">Verbindungspunkte</text:h>
            </text:list-item>
          </text:list>
        </text:list-item>
      </text:list>
      <text:p text:style-name="Standard">Zwei Verbindungspunkte können miteinander verbunden werden, indem man sie nacheinander auswählt. Die Auswahl erfolgt entweder durch Anklicken mit der Maus oder mit der entsprechenden Taste.</text:p>
      <text:list xml:id="list134059940470709" text:continue-numbering="true" text:style-name="WWNum12">
        <text:list-item>
          <text:list>
            <text:list-item>
              <text:h text:style-name="P34" text:outline-level="2">Ende des Levels</text:h>
            </text:list-item>
          </text:list>
        </text:list-item>
      </text:list>
      <text:p text:style-name="Standard"><text:span text:style-name="T23">Am Ende jedes Levels gibt es ein Menü mit den Auswahlmöglichkeiten Levelauswahl, Hauptmenü und Nächster Level.</text:span></text:p>
      <text:list xml:id="list134060794191112" text:continue-numbering="true" text:style-name="WWNum12">
        <text:list-item>
          <text:list>
            <text:list-item>
              <text:h text:style-name="P34" text:outline-level="2">Levelauswahl</text:h>
            </text:list-item>
          </text:list>
        </text:list-item>
      </text:list>
      <text:p text:style-name="Standard">Im Storymodus gibt es einen Levelauswahlbildschirm in Form einer Liste.</text:p>
      <text:list xml:id="list134060257149913" text:continue-numbering="true" text:style-name="WWNum12">
        <text:list-item>
          <text:list>
            <text:list-item>
              <text:h text:style-name="P34" text:outline-level="2"><text:soft-page-break/>Hindernisse</text:h>
            </text:list-item>
          </text:list>
        </text:list-item>
      </text:list>
      <text:p text:style-name="Standard">Es gibt Hindernisse und Spielelemente wie Schalter, Tore und Teleporter, die das Level schwieriger machen.</text:p>
      <text:list xml:id="list134059964153916" text:continue-numbering="true" text:style-name="WWNum12">
        <text:list-item>
          <text:list>
            <text:list-item>
              <text:h text:style-name="P34" text:outline-level="2">Laserstränge</text:h>
            </text:list-item>
          </text:list>
        </text:list-item>
      </text:list>
      <text:p text:style-name="Standard"><text:span text:style-name="T23">Innerhalb eines Levels kann es mehrere, farblich getrennte, Laserstränge, von denen jeder einen eigenen Anfangs- und Endpunkt hat.</text:span></text:p>
      <text:list xml:id="list134059868485308" text:continue-numbering="true" text:style-name="WWNum12">
        <text:list-item>
          <text:list>
            <text:list-item>
              <text:h text:style-name="P34" text:outline-level="2">Würfelinteraktion</text:h>
            </text:list-item>
          </text:list>
        </text:list-item>
      </text:list>
      <text:p text:style-name="Standard">Innerhalb eines Levels kann es mehrere Würfel geben, die miteinander verbunden werden können.</text:p>
      <text:list xml:id="list134059066262465" text:continue-numbering="true" text:style-name="WWNum12">
        <text:list-item>
          <text:list>
            <text:list-item>
              <text:h text:style-name="P34" text:outline-level="2">Würfeldekoration</text:h>
            </text:list-item>
          </text:list>
        </text:list-item>
      </text:list>
      <text:p text:style-name="Standard">Um die Story zu unterstützen, wird ein Würfel ästhetisch verbessert. Zum Beispiel werden Bäume und Häuser platziert.</text:p>
      <text:list xml:id="list134060076639263" text:continue-numbering="true" text:style-name="WWNum12">
        <text:list-item>
          <text:list>
            <text:list-item>
              <text:h text:style-name="P34" text:outline-level="2">Spielmodus Endlos</text:h>
            </text:list-item>
          </text:list>
        </text:list-item>
      </text:list>
      <text:p text:style-name="Standard">Es ist ein Endlosmodus vorhanden, indem die Levels zufällig generiert werden.</text:p>
      <text:list xml:id="list134058896016792" text:continue-numbering="true" text:style-name="WWNum12">
        <text:list-item>
          <text:list>
            <text:list-item>
              <text:h text:style-name="P34" text:outline-level="2">Endlos Schwierigkeit</text:h>
            </text:list-item>
          </text:list>
        </text:list-item>
      </text:list>
      <text:p text:style-name="Standard">Es wird einen Schwierigkeitsgrad bei den Leveln im Endlosmodus geben.<text:tab/></text:p>
      <text:list xml:id="list134059167901797" text:continue-numbering="true" text:style-name="WWNum12">
        <text:list-item>
          <text:list>
            <text:list-item>
              <text:h text:style-name="P34" text:outline-level="2">Dateiformat Level</text:h>
            </text:list-item>
          </text:list>
        </text:list-item>
      </text:list>
      <text:p text:style-name="Standard">Die Level werden in Klartext in Form von ASCII Bildern gespeichert.</text:p>
      <text:list xml:id="list134059979154271" text:continue-numbering="true" text:style-name="WWNum12">
        <text:list-item>
          <text:list>
            <text:list-item>
              <text:h text:style-name="P34" text:outline-level="2">Onlineinteraktion</text:h>
            </text:list-item>
          </text:list>
        </text:list-item>
      </text:list>
      <text:p text:style-name="Standard">Es ist ein weltweites Leaderboard vorhanden.</text:p>
      <text:list xml:id="list134059058556881" text:continue-numbering="true" text:style-name="WWNum12">
        <text:list-item>
          <text:list>
            <text:list-item>
              <text:h text:style-name="P34" text:outline-level="2">Zwischenspeichern</text:h>
            </text:list-item>
          </text:list>
        </text:list-item>
      </text:list>
      <text:p text:style-name="Standard">Der Zwischenstand bei einem Level ( Story- oder Endlosmodus ) wird bei jeder Änderung neu gespeichert. Das zwischengespeicherte Level kann man entweder über den Menüpunkt „Zuletzt gespeichertes Spiel fortsetzten“ oder über den jeweiligen Punkt im Spielmodus fortsetzen.</text:p>
      <text:list xml:id="list134060865744584" text:continue-numbering="true" text:style-name="WWNum12">
        <text:list-item>
          <text:h text:style-name="P30" text:outline-level="1"><text:soft-page-break/>User Stories<text:bookmark-end text:name="_Toc226030674"/><text:bookmark-end text:name="_Toc433016416"/></text:h>
        </text:list-item>
      </text:list>
      <text:p text:style-name="Standard"><text:span text:style-name="T20">User Stories sind eine Vereinfachung der Use Cases aus dem Bereich der agilen Software Entwicklung. </text:span><text:bookmark-start text:name="_Toc206903227"/><text:bookmark-start text:name="_Toc159572785"/></text:p>
      <text:list xml:id="list134059633941523" text:continue-numbering="true" text:style-name="WWNum12">
        <text:list-item>
          <text:list>
            <text:list-item>
              <text:h text:style-name="P34" text:outline-level="2">Spieler Allgemein</text:h>
            </text:list-item>
          </text:list>
        </text:list-item>
      </text:list>
      <table:table table:name="Tabelle3" table:style-name="Tabelle3">
        <table:table-column table:style-name="Tabelle3.A"/>
        <table:table-row table:style-name="Tabelle3.1">
          <table:table-cell table:style-name="Tabelle3.A1" office:value-type="string">
            <text:p text:style-name="Standard">User Story („Als User will ich ...“)</text:p>
          </table:table-cell>
        </table:table-row>
        <table:table-row table:style-name="Tabelle3.2">
          <table:table-cell table:style-name="Tabelle3.A2" office:value-type="string">
            <text:p text:style-name="Standard">Als Spieler möchte ich beim Starten der Anwendung ein Menü vorfinden, in dem ich </text:p>
            <text:list xml:id="list5804832654841626752" text:style-name="WWNum24">
              <text:list-item>
                <text:p text:style-name="P45">Die Kampagne starten kann</text:p>
              </text:list-item>
              <text:list-item>
                <text:p text:style-name="P45">Den Endlosmodus starten kann (Falls vorhanden)</text:p>
              </text:list-item>
              <text:list-item>
                <text:p text:style-name="P45">In das Optionen-Menü kommen kann</text:p>
              </text:list-item>
              <text:list-item>
                <text:p text:style-name="P45">Das zuletzt gespeicherte Spiel fortsetzen kann</text:p>
              </text:list-item>
            </text:list>
          </table:table-cell>
        </table:table-row>
        <table:table-row table:style-name="Tabelle3.2">
          <table:table-cell table:style-name="Tabelle3.A3" office:value-type="string">
            <text:p text:style-name="Standard">Als Spieler möchte ich während des Spielens eine passende Musik vorgespielt bekommen,</text:p>
            <text:p text:style-name="Standard">damit das Spiel atmosphärisch unterstützt wird.</text:p>
          </table:table-cell>
        </table:table-row>
        <table:table-row table:style-name="Tabelle3.2">
          <table:table-cell table:style-name="Tabelle3.A4" office:value-type="string">
            <text:p text:style-name="Standard">Als Spieler möchte ich das Spiel sowohl mit Tastatur, als auch mit Maus komplett steuern können.</text:p>
          </table:table-cell>
        </table:table-row>
        <table:table-row table:style-name="Tabelle3.2">
          <table:table-cell table:style-name="Tabelle3.A5" office:value-type="string">
            <text:p text:style-name="Standard">Als Spieler möchte ich das Spiel in Englisch spielen.</text:p>
          </table:table-cell>
        </table:table-row>
        <table:table-row table:style-name="Tabelle3.2">
          <table:table-cell table:style-name="Tabelle3.A6" office:value-type="string">
            <text:p text:style-name="Standard">Als neuer Spieler möchte ich zu Beginn ein Tutorial Level spielen können, damit ich die Spielmechaniken lernen kann.</text:p>
          </table:table-cell>
        </table:table-row>
        <table:table-row table:style-name="Tabelle3.2">
          <table:table-cell table:style-name="Tabelle3.A7" office:value-type="string">
            <text:p text:style-name="Standard">Als Spieler möchte ich die Anwendung auf Windows, OS X und Linux laufen lassen können.</text:p>
          </table:table-cell>
        </table:table-row>
        <table:table-row table:style-name="Tabelle3.2">
          <table:table-cell table:style-name="Tabelle3.A8" office:value-type="string">
            <text:p text:style-name="Standard">Als Spieler möchte ich über das Hauptmenü in ein Optionenmenü kommen können, damit ich die Lautstärke einstellen, die Credits ansehen, die Keybindings ändern und das Spiel zurücksetzen kann.</text:p>
          </table:table-cell>
        </table:table-row>
        <table:table-row table:style-name="Tabelle3.2">
          <table:table-cell table:style-name="Tabelle3.A9" office:value-type="string">
            <text:p text:style-name="Standard">Als Spieler möchte ich beim Starten eines Levels mit einem Würfel präsentiert werden, der wie ein kleiner Planet aussieht und mit Bäumen und Tieren verziert ist.</text:p>
          </table:table-cell>
        </table:table-row>
        <table:table-row table:style-name="Tabelle3.2">
          <table:table-cell table:style-name="Tabelle3.A10" office:value-type="string">
            <text:p text:style-name="Standard">Als Spieler möchte ich die Verbindungspunkte, welche sich auf dem Würfel verbinden, mit Laserstrahlen verbinden können, solange einer der beiden Punkte bereits mit einem Laser verbinden ist, und keine Hindernisse im Weg stehen.</text:p>
          </table:table-cell>
        </table:table-row>
        <table:table-row table:style-name="Tabelle3.2">
          <table:table-cell table:style-name="Tabelle3.A11" office:value-type="string">
            <text:p text:style-name="Standard">Als Spieler möchte ich die Verbindungspunkte, die noch keine Laserquelle haben, strichliert unterlegt sehen.</text:p>
          </table:table-cell>
        </table:table-row>
        <text:soft-page-break/>
        <table:table-row table:style-name="Tabelle3.2">
          <table:table-cell table:style-name="Tabelle3.A12" office:value-type="string">
            <text:p text:style-name="Standard">Als Spieler möchte ich, dass mir das Lösen eines Rätsel erschwert wird, indem mir diverse Hindernisse meinen Weg versperren.</text:p>
          </table:table-cell>
        </table:table-row>
        <table:table-row table:style-name="Tabelle3.2">
          <table:table-cell table:style-name="Tabelle3.A13" office:value-type="string">
            <text:p text:style-name="Standard">Als Spieler möchte ich in manchen Leveln mit mehreren Lasersträngen konfrontiert werden, um die Herausforderung schwerer und interessanter zu machen.</text:p>
          </table:table-cell>
        </table:table-row>
        <table:table-row table:style-name="Tabelle3.2">
          <table:table-cell table:style-name="Tabelle3.A14" office:value-type="string">
            <text:p text:style-name="Standard">Als Spieler möchte ich in manchen Leveln mit mehreren Würfeln zu tun haben müssen, die interagieren und deren Rätsel miteinander verstrickt sind, um die Herausforderung schwerer und interessanter zu machen.</text:p>
          </table:table-cell>
        </table:table-row>
        <table:table-row table:style-name="Tabelle3.2">
          <table:table-cell table:style-name="Tabelle3.A15" office:value-type="string">
            <text:p text:style-name="Standard">Als Spieler möchte ich nach Bewältigung eines Levels mit einem Endscreen präsentiert werden, der mir gratuliert und mir die Option gibt, den nächsten Level zu starten oder zur Levelübersicht zurückzukehren.</text:p>
          </table:table-cell>
        </table:table-row>
        <table:table-row table:style-name="Tabelle3.2">
          <table:table-cell table:style-name="Tabelle3.A16" office:value-type="string">
            <text:p text:style-name="Standard">Als Spieler möchte ich während des Spiels mithilfe der ESC-Taste ein Context-Menü aufrufen können, indem ich das Spiel pausieren, meinen Fortschritt speichern, zur Levelauswahl, das Level neustarten und zum Hauptmenü zurückkehren kann.</text:p>
          </table:table-cell>
        </table:table-row>
        <table:table-row table:style-name="Tabelle3.2">
          <table:table-cell table:style-name="Tabelle3.A17" office:value-type="string">
            <text:p text:style-name="Standard">Als Spieler möchte ich kein Zeitlimit bei der Lösung der Level haben.<text:bookmark text:name="_Toc211391943"/><text:bookmark text:name="_Toc211404824"/><text:bookmark text:name="_Toc211580427"/><text:bookmark text:name="_Toc226030676"/><text:bookmark text:name="_Toc433016418"/></text:p>
          </table:table-cell>
        </table:table-row>
      </table:table>
      <text:list xml:id="list134059358393410" text:continue-list="list134059633941523" text:style-name="WWNum12">
        <text:list-item>
          <text:list>
            <text:list-item>
              <text:h text:style-name="P34" text:outline-level="2">„Liter<text:span text:style-name="T25">arische</text:span>“ Spieler</text:h>
            </text:list-item>
          </text:list>
        </text:list-item>
      </text:list>
      <table:table table:name="Tabelle4" table:style-name="Tabelle4">
        <table:table-column table:style-name="Tabelle4.A"/>
        <table:table-column table:style-name="Tabelle4.B"/>
        <table:table-row table:style-name="Tabelle4.1">
          <table:table-cell table:style-name="Tabelle4.A1" office:value-type="string">
            <text:p text:style-name="Standard">User Story („Als User will ich ...“)</text:p>
          </table:table-cell>
          <table:table-cell table:style-name="Tabelle4.A1" office:value-type="string">
            <text:p text:style-name="P12">Release Version</text:p>
          </table:table-cell>
        </table:table-row>
        <table:table-row table:style-name="Tabelle4.2">
          <table:table-cell table:style-name="Tabelle4.A2" office:value-type="string">
            <text:p text:style-name="Standard">Als Spieler möchte ich bei Beginn jedes Levels der Kampagne einen Ausschnitt einer größeren Story erfahren (z.B. in Form eines Dialoges) damit meine Spielerfahrung spannender wird.</text:p>
          </table:table-cell>
          <table:table-cell table:style-name="Tabelle4.B2" office:value-type="string">
            <text:p text:style-name="P13"/>
          </table:table-cell>
        </table:table-row>
        <table:table-row table:style-name="Tabelle4.2">
          <table:table-cell table:style-name="Tabelle4.A3" office:value-type="string">
            <text:p text:style-name="Standard">Als Spieler möchte ich in der Levelübersicht sehen, welche Level ich bereits gelöst habe und welche ich noch lösen muss.</text:p>
          </table:table-cell>
          <table:table-cell table:style-name="Tabelle4.B3" office:value-type="string">
            <text:p text:style-name="P13"/>
          </table:table-cell>
        </table:table-row>
        <table:table-row table:style-name="Tabelle4.2">
          <table:table-cell table:style-name="Tabelle4.A4" office:value-type="string">
            <text:p text:style-name="Standard">Als Spieler möchte ich vom Menü aus in eine Levelübersicht der Kampagne kommen können, damit ich bereits gespielten Level nochmal lösen kann, bzw. mein Spiel fortsetzen kann.</text:p>
          </table:table-cell>
          <table:table-cell table:style-name="Tabelle4.B4" office:value-type="string">
            <text:p text:style-name="P13"/>
          </table:table-cell>
        </table:table-row>
        <table:table-row table:style-name="Tabelle4.2">
          <table:table-cell table:style-name="Tabelle4.A5" office:value-type="string">
            <text:p text:style-name="Standard">Als Spieler möchte ich nach dem Ende des letzten Levels einen Epilog erleben, der die Story abschließt.</text:p>
          </table:table-cell>
          <table:table-cell table:style-name="Tabelle4.B5" office:value-type="string">
            <text:p text:style-name="P13"/>
          </table:table-cell>
        </table:table-row>
      </table:table>
      <text:list xml:id="list134060200797068" text:continue-numbering="true" text:style-name="WWNum12">
        <text:list-item>
          <text:list>
            <text:list-item>
              <text:h text:style-name="P34" text:outline-level="2">Gelegenheitsspieler</text:h>
            </text:list-item>
          </text:list>
        </text:list-item>
      </text:list>
      <table:table table:name="Tabelle5" table:style-name="Tabelle5">
        <table:table-column table:style-name="Tabelle5.A"/>
        <table:table-column table:style-name="Tabelle5.B"/>
        <table:table-row table:style-name="Tabelle5.1">
          <table:table-cell table:style-name="Tabelle5.A1" office:value-type="string">
            <text:p text:style-name="Standard">User Story („Als User will ich ...“)</text:p>
          </table:table-cell>
          <table:table-cell table:style-name="Tabelle5.A1" office:value-type="string">
            <text:p text:style-name="P12">Release Version</text:p>
          </table:table-cell>
        </table:table-row>
        <text:soft-page-break/>
        <table:table-row table:style-name="Tabelle5.2">
          <table:table-cell table:style-name="Tabelle5.A2" office:value-type="string">
            <text:p text:style-name="Standard">Als Gelegenheitsspieler möchte ich einen Spielmodus spielen können, in dem unbegrenzt viele Level zufällig generiert sind und die keine Story haben, damit mir niemals langweilig wird.</text:p>
          </table:table-cell>
          <table:table-cell table:style-name="Tabelle5.B2" office:value-type="string">
            <text:p text:style-name="P13"/>
          </table:table-cell>
        </table:table-row>
        <table:table-row table:style-name="Tabelle5.2">
          <table:table-cell table:style-name="Tabelle5.A3" office:value-type="string">
            <text:p text:style-name="Standard">Als Gelegenheitsspieler möchte ich im Hauptmenü sehen wie viele Level ich bereits im Endlosmodus gelöst habe.</text:p>
          </table:table-cell>
          <table:table-cell table:style-name="Tabelle5.B3" office:value-type="string">
            <text:p text:style-name="P13"/>
          </table:table-cell>
        </table:table-row>
      </table:table>
      <text:h text:style-name="P27" text:outline-level="1"/>
      <text:p text:style-name="P11"/>
      <text:list xml:id="list134060800152285" text:continue-numbering="true" text:style-name="WWNum12">
        <text:list-item>
          <text:h text:style-name="P29" text:outline-level="1">Schnittstellen<text:bookmark-end text:name="_Toc159572785"/><text:bookmark-end text:name="_Toc206903227"/></text:h>
        </text:list-item>
      </text:list>
      <text:p text:style-name="Standard"><text:span text:style-name="T20">Schnittstellen zu anderen Systemen inklusive exakter </text:span><text:span text:style-name="T18"><text:s/>Beschreibung der Schnittstellen:</text:span></text:p>
      <text:p text:style-name="P14"/>
      <text:list xml:id="list4371230662317676832" text:style-name="WWNum16">
        <text:list-item>
          <text:p text:style-name="P3"><text:span text:style-name="T18">Datenbank-Design</text:span></text:p>
        </text:list-item>
        <text:list-item>
          <text:p text:style-name="P3"><text:span text:style-name="T18">Funktionen mit allen Parametern</text:span></text:p>
        </text:list-item>
      </text:list>
      <text:list xml:id="list134059103146529" text:continue-list="list134060800152285" text:style-name="WWNum12">
        <text:list-item>
          <text:h text:style-name="P31" text:outline-level="1"><text:bookmark-start text:name="_Toc226030679"/><text:bookmark-start text:name="_Toc211580430"/><text:s/><text:bookmark-end text:name="_Toc226030679"/><text:bookmark-end text:name="_Toc211580430"/><text:bookmark-start text:name="_Toc433016420"/><text:bookmark-start text:name="_Toc226030680"/>Nicht Funktionale Anforderungen<text:bookmark-end text:name="_Toc433016420"/><text:bookmark-end text:name="_Toc226030680"/> </text:h>
        </text:list-item>
      </text:list>
      <text:p text:style-name="Standard"><text:span text:style-name="T20">Hier werden die einzelnen Nicht-Funktionalitäten und inhaltliche Ziele aufgelistet und detailliert beschrieben, wie die Ziele umgesetzt werden. Beinhaltet werden in jedem Fall die Haupt Ziele des Auftrags bzw. des Lastenhefts, möglicherweise noch optionale Ziele, sowie aber auch NICHT Ziele. </text:span></text:p>
      <text:p text:style-name="P14"/>
      <text:p text:style-name="Standard"><text:span text:style-name="T20">Nicht Funktionale Anforderungen sind all jene Dinge, die keine Funktion haben, aber trotzdem zur Umsetzung des Projektes notwendig sind, beziehungsweise gefordert werden, beispielsweise Usability, Design, Dokumentation, Präsentationen, Handbücher, Tests. Bei Eventprojekten jedoch auch alle Arten von Veranstaltungsteilen.</text:span></text:p>
      <text:list xml:id="list134059798418711" text:continue-numbering="true" text:style-name="WWNum12">
        <text:list-item>
          <text:list>
            <text:list-item>
              <text:h text:style-name="P34" text:outline-level="2"><text:bookmark-start text:name="_Toc211580432"/><text:bookmark-start text:name="_Toc433016421"/><text:bookmark-start text:name="_Toc226030681"/>Anwendbarkeit<text:bookmark-end text:name="_Toc211580432"/><text:bookmark-end text:name="_Toc433016421"/><text:bookmark-end text:name="_Toc226030681"/></text:h>
            </text:list-item>
          </text:list>
        </text:list-item>
      </text:list>
      <text:p text:style-name="Standard"><text:bookmark-start text:name="_Toc206903221"/><text:span text:style-name="T20">Dies umfasst Themen wie</text:span></text:p>
      <text:p text:style-name="P14"/>
      <text:list xml:id="list5782034903093685517" text:style-name="WWNum17">
        <text:list-item>
          <text:p text:style-name="P4"><text:span text:style-name="T20">Browserkompatibilität (Am besten ist es, ganz bestimmte Browser-Betriebssystem-Kombinationen zu nennen, auf welchen die Website getestet wird)</text:span></text:p>
        </text:list-item>
        <text:list-item>
          <text:p text:style-name="P4"><text:span text:style-name="T20">Anzahl Klicks um eine Aufgabe zu erledigen</text:span></text:p>
        </text:list-item>
        <text:list-item>
          <text:p text:style-name="P4"><text:span text:style-name="T20">Font Größe</text:span></text:p>
        </text:list-item>
        <text:list-item>
          <text:p text:style-name="P4"><text:span text:style-name="T20">Max. Navigationstiefe</text:span></text:p>
        </text:list-item>
        <text:list-item>
          <text:p text:style-name="P4"><text:span text:style-name="T20">Behindertengerecht</text:span></text:p>
        </text:list-item>
        <text:list-item>
          <text:p text:style-name="P4"><text:span text:style-name="T20">Ist ein Test mit Usability Experten vorgesehen?</text:span></text:p>
        </text:list-item>
      </text:list>
      <text:p text:style-name="P15"/>
      <text:p text:style-name="Standard"><text:span text:style-name="T19">Beispiel: </text:span></text:p>
      <text:p text:style-name="P16"/>
      <text:p text:style-name="Standard"><text:span text:style-name="T19">Die gesamte Anwendung ist eine HTML5 Anwendung. Damit werden moderne Browser vorausgesetzt. Folgende Browser und Versionen werden innerhalb des Projektes getestet:</text:span></text:p>
      <text:p text:style-name="P16"/>
      <text:list xml:id="list9183562315117911256" text:style-name="WWNum22">
        <text:list-item>
          <text:p text:style-name="P46">Google Chrome, Version 16.0 - 26.0</text:p>
        </text:list-item>
        <text:list-item>
          <text:p text:style-name="P46">Firefox, Version 10.0 – 20.0</text:p>
        </text:list-item>
        <text:list-item>
          <text:p text:style-name="P46">Opera, Version 12.14</text:p>
        </text:list-item>
        <text:list-item>
          <text:p text:style-name="P46">Safari, Version 5.0 - 6.0</text:p>
        </text:list-item>
        <text:list-item>
          <text:p text:style-name="P46">IE, Version 8.0 – 10.0 (IE8 auch unter Windows XP)</text:p>
        </text:list-item>
        <text:list-item>
          <text:p text:style-name="P46">iOS 6 (Safari 6.0)</text:p>
        </text:list-item>
        <text:list-item>
          <text:p text:style-name="P46">Android 4.0.3 bis 4.2.x (Chrome Version 28 for Android)</text:p>
        </text:list-item>
      </text:list>
      <text:list xml:id="list134059453876211" text:continue-list="list134059798418711" text:style-name="WWNum12">
        <text:list-item>
          <text:list>
            <text:list-item>
              <text:h text:style-name="P34" text:outline-level="2"><text:bookmark-start text:name="_Toc159572788"/><text:bookmark-start text:name="_Toc433016422"/><text:bookmark-start text:name="_Toc226030682"/><text:bookmark-start text:name="_Toc211580433"/><text:bookmark-start text:name="_Toc206903230"/><text:soft-page-break/>Zuverlässigkeit<text:bookmark-end text:name="_Toc159572788"/><text:bookmark-end text:name="_Toc433016422"/><text:bookmark-end text:name="_Toc226030682"/><text:bookmark-end text:name="_Toc211580433"/><text:bookmark-end text:name="_Toc206903230"/></text:h>
            </text:list-item>
          </text:list>
        </text:list-item>
      </text:list>
      <text:p text:style-name="Standard"><text:span text:style-name="T20">Verfügbarkeit, Fehlertoleranz</text:span></text:p>
      <text:p text:style-name="Standard"><text:span text:style-name="T18">Methoden, wie diese Zuverlässigkeit garantiert werden kann</text:span></text:p>
      <text:list xml:id="list134059965910052" text:continue-numbering="true" text:style-name="WWNum12">
        <text:list-item>
          <text:list>
            <text:list-item>
              <text:h text:style-name="P34" text:outline-level="2"><text:bookmark-start text:name="_Toc159572789"/><text:bookmark-start text:name="_Toc433016423"/><text:bookmark-start text:name="_Toc226030683"/><text:bookmark-start text:name="_Toc211580434"/><text:bookmark-start text:name="_Toc206903231"/>Performanz<text:bookmark-end text:name="_Toc159572789"/> &amp; Last<text:bookmark-end text:name="_Toc433016423"/><text:bookmark-end text:name="_Toc226030683"/><text:bookmark-end text:name="_Toc211580434"/><text:bookmark-end text:name="_Toc206903231"/></text:h>
            </text:list-item>
          </text:list>
        </text:list-item>
      </text:list>
      <text:p text:style-name="Standard"><text:span text:style-name="T20">Responsezeiten, Anzahl gleichzeitiger User, Ressourcenverbrauch</text:span></text:p>
      <text:p text:style-name="Standard"><text:span text:style-name="T18">Methoden, wie diese Performanz garantiert werden kann</text:span></text:p>
      <text:p text:style-name="Standard"><text:span text:style-name="T18">Zum Beispiel: </text:span></text:p>
      <text:p text:style-name="P17"/>
      <text:p text:style-name="Standard"><text:span text:style-name="T19">Die Gesamtperformanz des Front-Ends wird branchenüblich übergeben, d.h. einfache Benutzerinteraktionen sind innerhalb einer Sekundengrößenordnung (1-60 Sekunden), komplexe Benutzerinteraktionen innerhalb einer Minutengrößenordnung (1-10 Minuten) abzuarbeiten sind.</text:span></text:p>
      <text:p text:style-name="P16"/>
      <text:p text:style-name="Standard"><text:span text:style-name="T19">Das System ist für 1 bis 1.000 Benutzer pro Minute ausgelegt. Falls das System für <text:s/>eine größere Anzahl von Benutzern ausgelegt werden soll, kann auf Wunsch des Kunden oder auf Empfehlung des Auftragnehmers diese Optimierung als optionaler Bestandteil angeboten werden. </text:span></text:p>
      <text:p text:style-name="P17"/>
      <text:list xml:id="list134058805845519" text:continue-numbering="true" text:style-name="WWNum12">
        <text:list-item>
          <text:list>
            <text:list-item>
              <text:h text:style-name="P34" text:outline-level="2"><text:bookmark-start text:name="_Toc159572790"/><text:bookmark-start text:name="_Toc433016424"/><text:bookmark-start text:name="_Toc226030684"/><text:bookmark-start text:name="_Toc211580435"/><text:bookmark-start text:name="_Toc206903232"/>Weitere Qualitätskriterien<text:bookmark-end text:name="_Toc159572790"/><text:bookmark-end text:name="_Toc433016424"/><text:bookmark-end text:name="_Toc226030684"/><text:bookmark-end text:name="_Toc211580435"/><text:bookmark-end text:name="_Toc206903232"/></text:h>
            </text:list-item>
          </text:list>
        </text:list-item>
      </text:list>
      <text:p text:style-name="Standard"><text:span text:style-name="T20">......................</text:span></text:p>
      <text:list xml:id="list134059639072729" text:continue-numbering="true" text:style-name="WWNum12">
        <text:list-item>
          <text:list>
            <text:list-item>
              <text:h text:style-name="P34" text:outline-level="2"><text:bookmark-start text:name="_Toc159572791"/><text:bookmark-start text:name="_Toc433016425"/><text:bookmark-start text:name="_Toc226030685"/><text:bookmark-start text:name="_Toc211580436"/><text:bookmark-start text:name="_Toc206903233"/>Test-Funktionalitäten<text:bookmark-end text:name="_Toc159572791"/><text:bookmark-end text:name="_Toc433016425"/><text:bookmark-end text:name="_Toc226030685"/><text:bookmark-end text:name="_Toc211580436"/><text:bookmark-end text:name="_Toc206903233"/></text:h>
            </text:list-item>
          </text:list>
        </text:list-item>
      </text:list>
      <text:p text:style-name="Standard"><text:span text:style-name="T20">Welche Funktionalitäten müssen für einen (automatischen) Test entwickelt werden, zum Beispiel: </text:span></text:p>
      <text:p text:style-name="P14"/>
      <text:list xml:id="list4988420152951707465" text:style-name="WWNum18">
        <text:list-item>
          <text:p text:style-name="P5"><text:span text:style-name="T20">Testen von Emailversand</text:span></text:p>
        </text:list-item>
        <text:list-item>
          <text:p text:style-name="P5"><text:span text:style-name="T20">Logging</text:span></text:p>
        </text:list-item>
      </text:list>
      <text:p text:style-name="P17"/>
      <text:p text:style-name="Standard"><text:span text:style-name="T18">Woher kommen die Testdaten?</text:span></text:p>
      <text:p text:style-name="Standard"><text:span text:style-name="T18">Beschreibung der Realisierung der Test-Funktionalitäten</text:span></text:p>
      <text:list xml:id="list134060377308443" text:continue-list="list134059639072729" text:style-name="WWNum12">
        <text:list-item>
          <text:list>
            <text:list-item>
              <text:h text:style-name="P34" text:outline-level="2"><text:bookmark-start text:name="_Toc159572792"/><text:bookmark-start text:name="_Toc433016426"/><text:bookmark-start text:name="_Toc226030686"/><text:bookmark-start text:name="_Toc211580437"/><text:bookmark-start text:name="_Toc206903234"/>Logging<text:bookmark-end text:name="_Toc159572792"/><text:bookmark-end text:name="_Toc433016426"/><text:bookmark-end text:name="_Toc226030686"/><text:bookmark-end text:name="_Toc211580437"/><text:bookmark-end text:name="_Toc206903234"/></text:h>
            </text:list-item>
          </text:list>
        </text:list-item>
      </text:list>
      <text:p text:style-name="Standard"><text:span text:style-name="T20">Welche Daten müssen protokolliert werden, zum Beispiel: </text:span></text:p>
      <text:p text:style-name="Standard"><text:span text:style-name="T20"><text:s/></text:span></text:p>
      <text:list xml:id="list3660419330357047272" text:style-name="WWNum19">
        <text:list-item>
          <text:p text:style-name="P6"><text:span text:style-name="T20">Logging von</text:span></text:p>
          <text:list>
            <text:list-item>
              <text:p text:style-name="P6"><text:span text:style-name="T20">Usereingaben (z.B. POST-Daten)</text:span></text:p>
            </text:list-item>
            <text:list-item>
              <text:p text:style-name="P6"><text:span text:style-name="T20">Registrierung</text:span></text:p>
            </text:list-item>
            <text:list-item>
              <text:p text:style-name="P6"><text:span text:style-name="T20">Login</text:span></text:p>
            </text:list-item>
            <text:list-item>
              <text:p text:style-name="P6"><text:span text:style-name="T20">Bestimmte Datenbank-inserts/updates</text:span></text:p>
            </text:list-item>
            <text:list-item>
              <text:p text:style-name="P6"><text:span text:style-name="T20">Bestimmte User-Aktionen</text:span></text:p>
            </text:list-item>
            <text:list-item>
              <text:p text:style-name="P6"><text:soft-page-break/><text:span text:style-name="T20">Aufruf von bestimmten Seiten/Funktionen</text:span></text:p>
            </text:list-item>
            <text:list-item>
              <text:p text:style-name="P6"><text:span text:style-name="T20">Fehlern</text:span></text:p>
            </text:list-item>
          </text:list>
        </text:list-item>
        <text:list-item>
          <text:p text:style-name="P6"><text:span text:style-name="T20">Ein/Ausschalten von Logging</text:span></text:p>
        </text:list-item>
        <text:list-item>
          <text:p text:style-name="P6"><text:span text:style-name="T20">Logging in Datei/Datenbank</text:span></text:p>
        </text:list-item>
        <text:list-item>
          <text:p text:style-name="P6"><text:span text:style-name="T20">Periodisches Löschen von Logeinträgen</text:span></text:p>
        </text:list-item>
        <text:list-item>
          <text:p text:style-name="P6"><text:span text:style-name="T20">Wie und wo genau wird protokolliert?</text:span></text:p>
        </text:list-item>
        <text:list-item>
          <text:p text:style-name="P6"><text:span text:style-name="T20">Wie können die protokollierten Daten angesehen werden?</text:span></text:p>
        </text:list-item>
      </text:list>
      <text:list xml:id="list134060533140971" text:continue-list="list134060377308443" text:style-name="WWNum12">
        <text:list-item>
          <text:list>
            <text:list-item>
              <text:h text:style-name="P34" text:outline-level="2"><text:bookmark-start text:name="_Toc159572784"/><text:bookmark-start text:name="_Toc433016427"/><text:bookmark-start text:name="_Toc226030687"/><text:bookmark-start text:name="_Toc211580438"/><text:bookmark-start text:name="_Toc206903225"/>Statistik<text:bookmark-end text:name="_Toc159572784"/><text:bookmark-end text:name="_Toc433016427"/><text:bookmark-end text:name="_Toc226030687"/><text:bookmark-end text:name="_Toc211580438"/><text:bookmark-end text:name="_Toc206903225"/></text:h>
            </text:list-item>
          </text:list>
        </text:list-item>
      </text:list>
      <text:p text:style-name="Standard"><text:span text:style-name="T20">Was ist gefordert? </text:span></text:p>
      <text:p text:style-name="Standard"><text:span text:style-name="T20">Anzahl Aufrufe pro Seite, Anzahl Registrierungen/Logins/Bestellungen/Fehler/...</text:span></text:p>
      <text:p text:style-name="P17"/>
      <text:p text:style-name="Standard"><text:span text:style-name="T18">Wie wird die Statistik erstellt, welches Tool wird verwendet? Wo liegen die Daten? Wie werden Statistiken aufgerufen?</text:span></text:p>
      <text:list xml:id="list134060207044783" text:continue-numbering="true" text:style-name="WWNum12">
        <text:list-item>
          <text:list>
            <text:list-item>
              <text:h text:style-name="P34" text:outline-level="2"><text:bookmark-start text:name="_Toc211580439"/><text:bookmark-start text:name="_Toc433016428"/><text:bookmark-start text:name="_Toc226030688"/>Navigationsstruktur<text:bookmark-end text:name="_Toc211580439"/><text:bookmark-end text:name="_Toc433016428"/><text:bookmark-end text:name="_Toc226030688"/><text:bookmark-end text:name="_Toc206903221"/></text:h>
            </text:list-item>
          </text:list>
        </text:list-item>
      </text:list>
      <text:p text:style-name="Standard"><text:span text:style-name="T20">Welche Navigationsbereiche existieren mit welchen Links, Administrator-Navigation nicht vergessen (z.B. Header, Hauptnavigation, Footer, Admin-Header, Admin-Hauptnavigation, etc.).</text:span></text:p>
      <text:p text:style-name="P14"/>
      <text:p text:style-name="Standard"><text:span text:style-name="T20">Wie sind die verschiedenen Use-Cases/Funktionalitäten miteinander verbunden? Gibt es Bereiche die nicht von überall erreichbar sind.</text:span></text:p>
      <text:list xml:id="list134058991699881" text:continue-numbering="true" text:style-name="WWNum12">
        <text:list-item>
          <text:list>
            <text:list-item>
              <text:h text:style-name="P34" text:outline-level="2"><text:bookmark-start text:name="_Toc159572777"/><text:bookmark-start text:name="_Toc433016429"/><text:bookmark-start text:name="_Toc226030689"/><text:bookmark-start text:name="_Toc211580440"/><text:bookmark-start text:name="_Toc206903222"/>Rechtestruktur<text:bookmark-end text:name="_Toc159572777"/><text:bookmark-end text:name="_Toc433016429"/><text:bookmark-end text:name="_Toc226030689"/><text:bookmark-end text:name="_Toc211580440"/><text:bookmark-end text:name="_Toc206903222"/></text:h>
            </text:list-item>
          </text:list>
        </text:list-item>
      </text:list>
      <text:p text:style-name="Standard"><text:span text:style-name="T20">Falls eine Registrierung und/oder einen Administratorbereich gibt: Wer ist berechtigt, sich welche Seiten anzusehen, was kann ein/ausgeblendet sein, welche Funktionen erfordern eine bestimmte Benutzergruppe?</text:span></text:p>
      <text:p text:style-name="P17"/>
      <text:p text:style-name="Standard"><text:span text:style-name="T18">Genaue Beschreibung mit detaillierter Tabelle Benutzergruppen zu Seiten/Funktionen.</text:span></text:p>
      <text:list xml:id="list134058828529776" text:continue-numbering="true" text:style-name="WWNum12">
        <text:list-item>
          <text:list>
            <text:list-item>
              <text:h text:style-name="P34" text:outline-level="2"><text:bookmark-start text:name="_Toc226030690"/><text:bookmark-start text:name="_Toc211580441"/><text:bookmark-start text:name="_Toc206903223"/><text:bookmark-start text:name="_Toc159572778"/><text:s/><text:bookmark-start text:name="_Toc433016430"/>Texte<text:bookmark-end text:name="_Toc226030690"/><text:bookmark-end text:name="_Toc211580441"/><text:bookmark-end text:name="_Toc206903223"/><text:bookmark-end text:name="_Toc159572778"/><text:bookmark-end text:name="_Toc433016430"/></text:h>
            </text:list-item>
          </text:list>
        </text:list-item>
      </text:list>
      <text:p text:style-name="Standard"><text:span text:style-name="T20">Wer definiert, schreibt und kontrolliert Texte? Gibt es Mehrsprachigkeit (vorausplanen!) </text:span><text:span text:style-name="T18">Wer liefert wann welche Texte?</text:span><text:span text:style-name="T20"> </text:span><text:span text:style-name="T18">Wo werden Texte gespeichert?</text:span></text:p>
      <text:list xml:id="list134060752847279" text:continue-numbering="true" text:style-name="WWNum12">
        <text:list-item>
          <text:list>
            <text:list-item>
              <text:h text:style-name="P34" text:outline-level="2"><text:bookmark-start text:name="_Toc226030691"/><text:bookmark-start text:name="_Toc211580442"/><text:bookmark-start text:name="_Toc206903224"/><text:bookmark-start text:name="_Toc159572779"/><text:s/><text:bookmark-start text:name="_Toc433016431"/>Sitemap<text:bookmark-end text:name="_Toc226030691"/><text:bookmark-end text:name="_Toc211580442"/><text:bookmark-end text:name="_Toc206903224"/><text:bookmark-end text:name="_Toc159572779"/><text:bookmark-end text:name="_Toc433016431"/></text:h>
            </text:list-item>
          </text:list>
        </text:list-item>
      </text:list>
      <text:p text:style-name="Standard"><text:span text:style-name="T18">Alle Seiten müssen in der Sitemap vorhanden sein.</text:span></text:p>
      <text:list xml:id="list134059757026843" text:continue-numbering="true" text:style-name="WWNum12">
        <text:list-item>
          <text:list>
            <text:list-item>
              <text:h text:style-name="P34" text:outline-level="2"><text:bookmark-start text:name="_Toc226030692"/><text:bookmark-start text:name="_Toc211580443"/><text:bookmark-start text:name="_Toc206903226"/><text:bookmark-start text:name="_Toc159572783"/><text:s/><text:bookmark-start text:name="_Toc433016432"/>Design<text:bookmark-end text:name="_Toc226030692"/><text:bookmark-end text:name="_Toc211580443"/><text:bookmark-end text:name="_Toc206903226"/><text:bookmark-end text:name="_Toc159572783"/><text:bookmark-end text:name="_Toc433016432"/></text:h>
            </text:list-item>
          </text:list>
        </text:list-item>
      </text:list>
      <text:p text:style-name="Standard"><text:span text:style-name="T20">Welche Vorgaben gibt es für das Design? Auch für den Admin Bereich sollte es Designrichtlinien geben. Genaue Screenshots mit Maßangaben.</text:span></text:p>
      <text:p text:style-name="P14"/>
      <text:p text:style-name="Standard"><text:soft-page-break/><text:span text:style-name="T20">Eventuell kann das Design in einem eigenem Style Guide definiert werden, siehe Template. </text:span></text:p>
      <text:list xml:id="list134060797663822" text:continue-numbering="true" text:style-name="WWNum12">
        <text:list-item>
          <text:list>
            <text:list-item>
              <text:h text:style-name="P34" text:outline-level="2"><text:bookmark-start text:name="_Toc226030693"/><text:s/><text:bookmark-start text:name="_Toc433016433"/>Serverinfrastruktur bzw. Hosting<text:bookmark-end text:name="_Toc226030693"/><text:bookmark-end text:name="_Toc433016433"/></text:h>
            </text:list-item>
          </text:list>
        </text:list-item>
      </text:list>
      <text:p text:style-name="Standard"><text:span text:style-name="T20">Beschreibung des Hostings oder der Server Infrastruktur.</text:span></text:p>
      <text:list xml:id="list134059268108704" text:continue-numbering="true" text:style-name="WWNum12">
        <text:list-item>
          <text:list>
            <text:list-item>
              <text:h text:style-name="P34" text:outline-level="2"><text:bookmark-start text:name="_Toc226030694"/><text:s/><text:bookmark-start text:name="_Toc433016434"/>Domains<text:bookmark-end text:name="_Toc226030694"/><text:bookmark-end text:name="_Toc433016434"/></text:h>
            </text:list-item>
          </text:list>
        </text:list-item>
      </text:list>
      <text:p text:style-name="Standard"><text:span text:style-name="T20">Registrierung von etwaigen Domains</text:span></text:p>
      <text:list xml:id="list134058955671675" text:continue-numbering="true" text:style-name="WWNum12">
        <text:list-item>
          <text:list>
            <text:list-item>
              <text:h text:style-name="P34" text:outline-level="2"><text:bookmark-start text:name="_Toc226030695"/><text:s/><text:bookmark-start text:name="_Toc433016435"/><text:bookmark-start text:name="_Ref239573270"/>Lizenzen<text:bookmark-end text:name="_Toc226030695"/> &amp; Rechte<text:bookmark-end text:name="_Toc433016435"/><text:bookmark-end text:name="_Ref239573270"/></text:h>
            </text:list-item>
          </text:list>
        </text:list-item>
      </text:list>
      <text:p text:style-name="Standard"><text:span text:style-name="T20">Beschreibung von Lizenzen. Bleibt das Recht am Quellcode beim Urheber (ist stark zu empfehlen – wird das Urheberrecht abgetreten, so ist das meist mit Mehrkosten in der Höhe von 100% verbunden)</text:span></text:p>
      <text:list xml:id="list134060874840842" text:continue-numbering="true" text:style-name="WWNum12">
        <text:list-item>
          <text:list>
            <text:list-item>
              <text:h text:style-name="P34" text:outline-level="2"><text:bookmark-start text:name="_Toc226030696"/><text:bookmark-start text:name="_Toc211580444"/><text:s/><text:bookmark-start text:name="_Toc433016436"/>Präsentation<text:bookmark-end text:name="_Toc226030696"/><text:bookmark-end text:name="_Toc211580444"/><text:bookmark-end text:name="_Toc433016436"/></text:h>
            </text:list-item>
          </text:list>
        </text:list-item>
      </text:list>
      <text:p text:style-name="Standard"><text:span text:style-name="T20">Lorem Ipsum</text:span></text:p>
      <text:p text:style-name="Standard"><text:span text:style-name="T20">Lorem Ipsum</text:span></text:p>
      <text:p text:style-name="Standard"/>
      <text:list xml:id="list134059001813038" text:continue-numbering="true" text:style-name="WWNum12">
        <text:list-item>
          <text:h text:style-name="P32" text:outline-level="1"><text:bookmark-start text:name="_Toc159572796"/><text:bookmark-start text:name="_Toc433016437"/><text:bookmark-start text:name="_Toc226030697"/><text:bookmark-start text:name="_Toc211580445"/><text:bookmark-start text:name="_Toc206903235"/>Architektur<text:bookmark-end text:name="_Toc159572796"/><text:bookmark-end text:name="_Toc433016437"/><text:bookmark-end text:name="_Toc226030697"/><text:bookmark-end text:name="_Toc211580445"/><text:bookmark-end text:name="_Toc206903235"/></text:h>
          <text:list>
            <text:list-item>
              <text:h text:style-name="P34" text:outline-level="2"><text:bookmark-start text:name="_Toc206903236"/><text:bookmark-start text:name="_Toc159572797"/><text:bookmark-start text:name="_Toc433016438"/><text:bookmark-start text:name="_Toc226030698"/><text:bookmark-start text:name="_Toc211580446"/>Hardware<text:bookmark-end text:name="_Toc206903236"/><text:bookmark-end text:name="_Toc433016438"/><text:bookmark-end text:name="_Toc226030698"/><text:bookmark-end text:name="_Toc211580446"/></text:h>
            </text:list-item>
          </text:list>
        </text:list-item>
      </text:list>
      <text:p text:style-name="Standard"><text:span text:style-name="T18">Hardware-Architekturdiagramm mit Schnittstellen und deutlicher Unterscheidung was Teil des Projekts ist und was nicht.</text:span></text:p>
      <text:p text:style-name="P17"/>
      <text:p text:style-name="Standard"><text:span text:style-name="T18">Gibt es Systeme für Entwicklung, Test, Produktiveinsatz. Sind diese unterschiedlich?</text:span></text:p>
      <text:p text:style-name="Standard"><text:span text:style-name="T18">Genaue Angaben, z.B. Rechnernamen, URLs, Versionsnummern, Login-Daten, etc..</text:span></text:p>
      <text:p text:style-name="P17"/>
      <text:p text:style-name="Standard"><text:span text:style-name="T18">Üblicherweise wird eine mehrstufige Architektur verwendet:</text:span></text:p>
      <text:p text:style-name="P17"/>
      <text:list xml:id="list7644772298479226968" text:style-name="WWNum23">
        <text:list-item>
          <text:p text:style-name="P47">Entwicklungssystem (nur hier wird entwickelt)</text:p>
        </text:list-item>
        <text:list-item>
          <text:p text:style-name="P47">Testsystem (manchmal auch mehrstufig für interne Tests, Usability Tests mit externen Usern und Kundentests)</text:p>
        </text:list-item>
        <text:list-item>
          <text:p text:style-name="P47">Produktivsystem</text:p>
        </text:list-item>
      </text:list>
      <text:list xml:id="list134060034468099" text:continue-list="list134059001813038" text:style-name="WWNum12">
        <text:list-item>
          <text:list>
            <text:list-item>
              <text:h text:style-name="P34" text:outline-level="2"><text:bookmark-end text:name="_Toc159572797"/><text:bookmark-start text:name="_Toc433016439"/><text:bookmark-start text:name="_Toc226030699"/><text:bookmark-start text:name="_Toc211580447"/><text:bookmark-start text:name="_Toc206903237"/>Software<text:bookmark-end text:name="_Toc433016439"/><text:bookmark-end text:name="_Toc226030699"/><text:bookmark-end text:name="_Toc211580447"/><text:bookmark-end text:name="_Toc206903237"/></text:h>
            </text:list-item>
          </text:list>
        </text:list-item>
      </text:list>
      <text:p text:style-name="Standard"><text:span text:style-name="T18">Software-Architekturdiagramm mit Schnittstellen und deutlicher Unterscheidung was Teil des Projekts ist und was nicht.</text:span></text:p>
      <text:p text:style-name="P17"/>
      <text:p text:style-name="Standard"><text:span text:style-name="T18">Objektmodell, Klassendesign</text:span></text:p>
      <text:list xml:id="list134059742448014" text:continue-numbering="true" text:style-name="WWNum12">
        <text:list-item>
          <text:list>
            <text:list-item>
              <text:h text:style-name="P34" text:outline-level="2"><text:bookmark-start text:name="_Toc159572798"/><text:bookmark-start text:name="_Toc433016440"/><text:bookmark-start text:name="_Toc226030700"/><text:bookmark-start text:name="_Toc211580448"/><text:bookmark-start text:name="_Toc206903238"/>Datenhaltung<text:bookmark-end text:name="_Toc159572798"/><text:bookmark-end text:name="_Toc433016440"/><text:bookmark-end text:name="_Toc226030700"/><text:bookmark-end text:name="_Toc211580448"/><text:bookmark-end text:name="_Toc206903238"/></text:h>
            </text:list-item>
          </text:list>
        </text:list-item>
      </text:list>
      <text:p text:style-name="Standard"><text:span text:style-name="T18">Datenbankdesign. Wo werden welche Daten gespeichert?</text:span></text:p>
      <text:p text:style-name="P19"><text:bookmark-start text:name="_Toc211580449"/><text:bookmark-start text:name="_Toc206903239"/></text:p>
      <text:list xml:id="list134060878986944" text:continue-numbering="true" text:style-name="WWNum12">
        <text:list-item>
          <text:h text:style-name="P32" text:outline-level="1"><text:bookmark-start text:name="_Toc226030701"/><text:bookmark-start text:name="_Toc433016441"/>Deployment &amp; Roll<text:bookmark-end text:name="_Toc226030701"/><text:bookmark-end text:name="_Toc206903239"/><text:bookmark-end text:name="_Toc211580449"/>up<text:bookmark-end text:name="_Toc433016441"/></text:h>
        </text:list-item>
      </text:list>
      <text:p text:style-name="Standard"><text:span text:style-name="T18">Wie bringt man die Applikation reproduzierbar auf den Produktionsserver?</text:span></text:p>
      <text:list xml:id="list134059968573298" text:continue-numbering="true" text:style-name="WWNum12">
        <text:list-item>
          <text:h text:style-name="P31" text:outline-level="1"><text:bookmark-start text:name="_Toc159572793"/><text:bookmark-start text:name="_Toc159572794"/><text:bookmark-start text:name="_Toc433016442"/><text:bookmark-start text:name="_Toc226030702"/><text:bookmark-start text:name="_Toc211580450"/><text:bookmark-start text:name="_Toc206903240"/>Dokumentation<text:bookmark-end text:name="_Toc159572793"/><text:bookmark-end text:name="_Toc433016442"/><text:bookmark-end text:name="_Toc226030702"/><text:bookmark-end text:name="_Toc211580450"/><text:bookmark-end text:name="_Toc206903240"/></text:h>
        </text:list-item>
      </text:list>
      <text:p text:style-name="Standard"><text:span text:style-name="T20">Welche Dokumentation wird geliefert, zum Beispiel: </text:span></text:p>
      <text:p text:style-name="P14"/>
      <text:list xml:id="list134059956461344" text:continue-list="list3660419330357047272" text:style-name="WWNum19">
        <text:list-item>
          <text:p text:style-name="P6"><text:span text:style-name="T20">Installationsanleitungen</text:span></text:p>
        </text:list-item>
        <text:list-item>
          <text:p text:style-name="P6"><text:span text:style-name="T20">Benutzerhandbuch</text:span></text:p>
        </text:list-item>
        <text:list-item>
          <text:p text:style-name="P6"><text:span text:style-name="T20">Administratorhandbuch</text:span></text:p>
        </text:list-item>
        <text:list-item>
          <text:p text:style-name="P6"><text:span text:style-name="T20">Testprotokoll</text:span></text:p>
        </text:list-item>
        <text:list-item>
          <text:p text:style-name="P6"><text:span text:style-name="T20">Onlinehilfe</text:span></text:p>
        </text:list-item>
        <text:list-item>
          <text:p text:style-name="P6"><text:span text:style-name="T20">Systembeschreibung</text:span></text:p>
        </text:list-item>
        <text:list-item>
          <text:p text:style-name="P6"><text:span text:style-name="T20">Schulungsunterlagen</text:span></text:p>
        </text:list-item>
      </text:list>
      <text:p text:style-name="P14"/>
      <text:p text:style-name="Standard"><text:span text:style-name="T20">In welcher Genauigkeit?</text:span></text:p>
      <text:p text:style-name="P14"/>
      <text:list xml:id="list2261879190570106739" text:style-name="WWNum20">
        <text:list-item>
          <text:p text:style-name="P7"><text:span text:style-name="T20">Inline Kommentar</text:span></text:p>
        </text:list-item>
        <text:list-item>
          <text:p text:style-name="P7"><text:span text:style-name="T20">Ausführliches Word-Dokument (Eine Angabe von der zu erwartenden Anzahl Seiten des Dokuments weckt keine falschen Erwartungen beim Kunden)</text:span></text:p>
        </text:list-item>
      </text:list>
      <text:p text:style-name="P14"/>
      <text:p text:style-name="Standard"><text:span text:style-name="T20">In welcher Sprache(n)?</text:span></text:p>
      <text:p text:style-name="P18"><text:bookmark-start text:name="_Toc211580451"/><text:bookmark-start text:name="_Toc206903241"/></text:p>
      <text:list xml:id="list134059739017833" text:continue-list="list134059968573298" text:style-name="WWNum12">
        <text:list-item>
          <text:h text:style-name="P32" text:outline-level="1"><text:bookmark-start text:name="_Toc226030703"/><text:s/><text:bookmark-start text:name="_Toc433016443"/>Deliverables<text:bookmark-end text:name="_Toc226030703"/><text:bookmark-end text:name="_Toc433016443"/><text:bookmark-end text:name="_Toc159572794"/><text:bookmark-end text:name="_Toc206903241"/><text:bookmark-end text:name="_Toc211580451"/></text:h>
        </text:list-item>
      </text:list>
      <text:p text:style-name="Standard"><text:span text:style-name="T20">Was wird wie dem Kunden geliefert?</text:span></text:p>
      <text:p text:style-name="P14"/>
      <text:list xml:id="list4631768327307619204" text:style-name="WWNum21">
        <text:list-item>
          <text:p text:style-name="P8"><text:span text:style-name="T20">Was: Dokumente, SW-Programm, Testprotokoll</text:span></text:p>
        </text:list-item>
        <text:list-item>
          <text:p text:style-name="P8"><text:span text:style-name="T20">Wie: Per Email, CD</text:span></text:p>
        </text:list-item>
      </text:list>
      <text:list xml:id="list134060724577072" text:continue-list="list134059739017833" text:style-name="WWNum12">
        <text:list-item>
          <text:h text:style-name="P31" text:outline-level="1"><text:bookmark-start text:name="_Toc226030704"/><text:bookmark-start text:name="_Toc211580452"/><text:s/><text:bookmark-start text:name="_Toc433016444"/>Abgrenzungen<text:bookmark-end text:name="_Toc226030704"/><text:bookmark-end text:name="_Toc211580452"/><text:bookmark-end text:name="_Toc433016444"/></text:h>
        </text:list-item>
      </text:list>
      <text:p text:style-name="P24">Folgende Funktionialitäten werden kein Bestandteil des Projektes</text:p>
      <text:list xml:id="list9184088117987039622" text:style-name="L1">
        <text:list-item>
          <text:p text:style-name="P22">Co-op Multiplayer</text:p>
        </text:list-item>
        <text:list-item>
          <text:p text:style-name="P22">Zeitlimits</text:p>
        </text:list-item>
        <text:list-item>
          <text:p text:style-name="P22">Globale Highscores basierend auf Lösungszeit</text:p>
        </text:list-item>
        <text:list-item>
          <text:p text:style-name="P22">Gamepad Support</text:p>
        </text:list-item>
        <text:list-item>
          <text:p text:style-name="P22">Mehrere Sprachen</text:p>
        </text:list-item>
        <text:list-item>
          <text:p text:style-name="P22">Mobile Support</text:p>
        </text:list-item>
      </text:list>
      <text:p text:style-name="P23"/>
      <text:p text:style-name="P9"><text:span text:style-name="T26">Da wir Scrum verwenden werden auch alle Wasserfall-Dokumente wegfallen.</text:span><text:span text:style-name="T20"> </text:span><text:bookmark text:name="_Toc159572795"/><text:bookmark text:name="_Toc206903242"/></text:p>
      <text:p text:style-name="Standard"/>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F" style:font-family-generic-asian="system" style:font-pitch-asian="variable" style:language-asian="en" style:country-asian="US" style:font-name-complex="F"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style: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F" style:font-family-generic-asian="system" style:font-pitch-asian="variable" style:language-asian="en" style:country-asian="US" style:font-name-complex="F"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cm" fo:margin-bottom="0cm" loext:contextual-spacing="true" fo:line-height="150%"/>
      <style:text-properties fo:language="de" fo:country="AT" style:font-name-asian="F" style:font-family-generic-asian="system" style:font-pitch-asian="variable" style:language-asian="en" style:country-asian="US" style:font-name-complex="F" style:font-family-generic-complex="system" style:font-pitch-complex="variable" style:font-size-complex="12pt"/>
    </style:style>
    <style:style style:name="Explanation" style:family="paragraph" style:parent-style-name="Standard" style:default-outline-level="">
      <style:text-properties fo:color="#a6a6a6"/>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de" fo:country="AT" style:font-size-asian="12pt" style:language-asian="de" style:country-asian="AT" style:font-name-complex="Arial1" style:font-family-complex="Arial"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loext:contextual-spacing="false" fo:line-height="100%" fo:text-align="justify" style:justify-single-word="false"/>
      <style:text-properties fo:color="#4f81bd" style:font-name="Verdana" fo:font-family="Verdana" style:font-family-generic="roman" style:font-pitch="variable" fo:font-size="9pt" fo:font-weight="bold" style:font-size-asian="9pt" style:font-weight-asian="bold" style:font-size-complex="9pt" style:font-weight-complex="bold"/>
    </style:style>
    <style:style style:name="western" style:family="paragraph" style:parent-style-name="Standard" style:default-outline-level="">
      <style:paragraph-properties fo:margin-top="0.494cm" fo:margin-bottom="0.21cm" loext:contextual-spacing="false" style:line-height-at-least="0.49cm"/>
      <style:text-properties fo:font-size="12pt" fo:language="de" fo:country="AT" style:font-size-asian="12pt" style:language-asian="de" style:country-asian="AT" style:font-size-complex="12pt"/>
    </style:style>
    <style:style style:name="western1" style:family="paragraph" style:parent-style-name="Standard" style:default-outline-level="">
      <style:paragraph-properties fo:margin-top="0.494cm" fo:margin-bottom="0cm" loext:contextual-spacing="false" style:line-height-at-least="0.49cm"/>
      <style:text-properties fo:font-size="12pt" fo:language="de" fo:country="AT" style:font-size-asian="12pt" style:language-asian="de" style:country-asian="AT"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2" style:family="table">
      <style:table-properties style:width="17.247cm" fo:margin-left="-0.123cm" fo:margin-top="0cm" fo:margin-bottom="0cm" table:align="left" style:writing-mode="lr-tb"/>
    </style:style>
    <style:style style:name="Tabelle2.A" style:family="table-column">
      <style:table-column-properties style:column-width="3.096cm"/>
    </style:style>
    <style:style style:name="Tabelle2.B" style:family="table-column">
      <style:table-column-properties style:column-width="14.15cm"/>
    </style:style>
    <style:style style:name="Tabelle2.1" style:family="table-row">
      <style:table-row-properties style:row-height="2cm" fo:keep-together="auto"/>
    </style:style>
    <style:style style:name="Tabelle2.A1" style:family="table-cell">
      <style:table-cell-properties fo:padding-left="0.123cm" fo:padding-right="0.123cm" fo:padding-top="0cm" fo:padding-bottom="0cm" fo:border="none"/>
    </style:style>
    <style:style style:name="Tabelle2.B1" style:family="table-cell">
      <style:table-cell-properties style:vertical-align="bottom" fo:padding-left="0.123cm" fo:padding-right="0.123cm" fo:padding-top="0cm" fo:padding-bottom="0cm" fo:border="none"/>
    </style:style>
    <style:style style:name="Tabelle6" style:family="table">
      <style:table-properties style:width="17.247cm" fo:margin-left="-0.123cm" fo:margin-top="0cm" fo:margin-bottom="0cm" table:align="left" style:writing-mode="lr-tb"/>
    </style:style>
    <style:style style:name="Tabelle6.A" style:family="table-column">
      <style:table-column-properties style:column-width="3.096cm"/>
    </style:style>
    <style:style style:name="Tabelle6.B" style:family="table-column">
      <style:table-column-properties style:column-width="14.15cm"/>
    </style:style>
    <style:style style:name="Tabelle6.1" style:family="table-row">
      <style:table-row-properties style:row-height="2cm" fo:keep-together="auto"/>
    </style:style>
    <style:style style:name="Tabelle6.A1" style:family="table-cell">
      <style:table-cell-properties fo:padding-left="0.123cm" fo:padding-right="0.123cm" fo:padding-top="0cm" fo:padding-bottom="0cm" fo:border="none"/>
    </style:style>
    <style:style style:name="Tabelle6.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style>
    <style:style style:name="MP3" style:family="paragraph">
      <loext:graphic-properties draw:fill="none"/>
      <style:paragraph-properties fo:text-align="start"/>
      <style:text-properties fo:color="#000000" fo:font-size="18pt"/>
    </style:style>
    <style:style style:name="MP4"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5" style:family="paragraph" style:parent-style-name="Frame_20_contents">
      <style:paragraph-properties fo:text-align="center" style:justify-single-word="false"/>
      <style:text-properties fo:color="#ff3300" fo:font-size="14pt" fo:language="de" fo:country="AT" fo:font-weight="bold" style:font-size-asian="14pt" style:font-weight-asian="bold" style:font-size-complex="14pt"/>
    </style:style>
    <style:style style:name="MP6" style:family="paragraph" style:parent-style-name="Standard">
      <style:paragraph-properties>
        <style:tab-stops>
          <style:tab-stop style:position="1.905cm"/>
        </style:tab-stops>
      </style:paragraph-properties>
    </style:style>
    <style:style style:name="MT1" style:family="text">
      <style:text-properties fo:color="#ff3300" fo:font-size="14pt" fo:font-weight="bold" style:font-size-asian="14pt" style:font-weight-asian="bold" style:font-size-complex="14pt"/>
    </style:style>
    <style:style style:name="MT2" style:family="text">
      <style:text-properties fo:color="#595959" fo:font-size="14pt" fo:font-weight="bold" style:font-size-asian="14pt" style:font-weight-asian="bold" style:font-size-complex="14pt"/>
    </style:style>
    <style:style style:name="MT3" style:family="text">
      <style:text-properties fo:color="#595959" fo:font-size="7.5pt" fo:letter-spacing="0.021cm" style:font-size-asian="7.5pt" style:font-name-complex="Arial1" style:font-size-complex="7.5pt"/>
    </style:style>
    <style:style style:name="MT4" style:family="text">
      <style:text-properties fo:color="#595959" fo:font-size="7.5pt" style:font-size-asian="7.5pt" style:font-name-complex="Arial1" style:font-size-complex="7.5pt"/>
    </style:style>
    <style:style style:name="MT5" style:family="text">
      <style:text-properties fo:color="#ff3300" fo:font-size="7.5pt" style:font-size-asian="7.5pt" style:font-name-complex="Arial1" style:font-size-complex="7.5pt"/>
    </style:style>
    <style:style style:name="MT6" style:family="text">
      <style:text-properties fo:color="#595959" style:font-name="Trebuchet MS" fo:font-size="7.5pt" style:font-size-asian="7.5pt" style:font-name-complex="Arial1" style:font-size-complex="7.5pt"/>
    </style:style>
    <style:style style:name="MT7" style:family="text">
      <style:text-properties fo:color="#ff3300" fo:font-size="14pt" fo:language="de" fo:country="AT" fo:font-weight="bold" style:font-size-asian="14pt" style:font-weight-asian="bold" style:font-size-complex="14pt"/>
    </style:style>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gr1" style:family="graphic" style:parent-style-name="Graphics">
      <style:graphic-properties draw:stroke="none" svg:stroke-width="0cm" draw:fill="none" draw:textarea-vertical-align="top" draw:auto-grow-height="false" fo:min-height="0.732cm" fo:min-width="5.854cm" fo:padding-top="0.127cm" fo:padding-bottom="0.127cm" fo:padding-left="0.254cm" fo:padding-right="0.254cm" fo:wrap-option="wrap"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cm" draw:fill="none" draw:textarea-vertical-align="top" draw:auto-grow-height="false" fo:min-height="0.732cm" fo:min-width="5.85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parent-style-name="Graphics">
      <style:graphic-properties draw:stroke="none" svg:stroke-width="0cm" draw:fill="none" draw:textarea-vertical-align="top" draw:auto-grow-height="false" fo:min-height="0.471cm" fo:min-width="15.051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parent-style-name="Graphics">
      <style:graphic-properties draw:stroke="none" svg:stroke-width="0cm" draw:fill="none" draw:textarea-vertical-align="top" draw:auto-grow-height="false" fo:min-height="0.7cm" fo:min-width="3.304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row table:style-name="Tabelle2.1">
            <table:table-cell table:style-name="Tabelle2.A1" office:value-type="string">
              <text:p text:style-name="Header"><draw:frame draw:style-name="Mfr1" draw:name="Grafik 1" text:anchor-type="char" svg:x="-0.074cm" svg:y="-1.826cm" svg:width="2.656cm" svg:height="1.588cm" draw:z-index="19"><draw:image xlink:href="Pictures/10000000000000EB0000008D2CD22957.png" xlink:type="simple" xlink:show="embed" xlink:actuate="onLoad"/><svg:desc>logo_slogan.png</svg:desc></draw:frame></text:p>
            </table:table-cell>
            <table:table-cell table:style-name="Tabelle2.B1" office:value-type="string">
              <text:p text:style-name="MP1"><draw:custom-shape text:anchor-type="paragraph" draw:z-index="67" draw:name="Text Box 6" draw:style-name="Mgr1" draw:text-style-name="MP3" svg:width="6.361cm" svg:height="0.985cm" svg:x="1.683cm" svg:y="0.108cm"><text:p text:style-name="MP2"><text:span text:style-name="MT1">Projekttitel</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4" draw:name="Text Box 4" draw:style-name="Mgr2" draw:text-style-name="MP3" svg:width="6.361cm" svg:height="0.985cm" svg:x="8.34cm" svg:y="0.108cm"><text:p text:style-name="Frame_20_contents"><text:span text:style-name="MT2">Projektmanagemen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Picture 8" text:anchor-type="char" svg:x="8.072cm" svg:y="-0.012cm" svg:width="0.212cm" svg:height="0.889cm" draw:z-index="2"><draw:image xlink:href="Pictures/100000000000000A0000002AA47803C7.png" xlink:type="simple" xlink:show="embed" xlink:actuate="onLoad"/><svg:desc>Macintosh HD:Users:martinmair:Desktop:screen-capture.png</svg:desc></draw:frame></text:p>
            </table:table-cell>
          </table:table-row>
        </table:table>
        <text:p text:style-name="Header"/>
      </style:header>
      <style:footer>
        <text:p text:style-name="MP4"><draw:custom-shape text:anchor-type="paragraph" draw:z-index="70" draw:name="Text Box 1" draw:style-name="Mgr3" draw:text-style-name="MP3" svg:width="15.558cm" svg:height="0.724cm" svg:x="-0.289cm" svg:y="0.328cm"><text:p text:style-name="Frame_20_contents"><text:span text:style-name="MT3">Höhere </text:span><text:span text:style-name="MT4">Technische Bundeslehranstalt Wien 3 | Rennweg 89b | 1030 Wien | </text:span><text:span text:style-name="MT5">www.htl.rennweg.at</text:span><text:span text:style-name="MT4"> <text:s text:c="22"/></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3" draw:name="Text Box 2" draw:style-name="Mgr4" draw:text-style-name="MP3" svg:width="3.811cm" svg:height="0.953cm" svg:x="13.52cm" svg:y="0.328cm"><text:p text:style-name="MP2"><text:span text:style-name="MT4">Seite </text:span><text:span text:style-name="page_20_number"><text:span text:style-name="MT6"><text:page-number text:select-page="current">3</text:page-number></text:span></text:span><text:span text:style-name="page_20_number"><text:span text:style-name="MT6">/</text:span></text:span><text:span text:style-name="page_20_number"><text:span text:style-name="MT6"><text:page-count>17</text:page-count></text:spa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p>
      </style:footer>
    </style:master-page>
    <style:master-page style:name="Converted1" style:page-layout-name="Mpm1">
      <style:header>
        <table:table table:name="Tabelle6" table:style-name="Tabelle6">
          <table:table-column table:style-name="Tabelle6.A"/>
          <table:table-column table:style-name="Tabelle6.B"/>
          <table:table-row table:style-name="Tabelle6.1">
            <table:table-cell table:style-name="Tabelle6.A1" office:value-type="string">
              <text:p text:style-name="Header"><draw:frame draw:style-name="Mfr1" draw:name="Bild1" text:anchor-type="char" svg:x="-0.074cm" svg:y="-1.826cm" svg:width="2.656cm" svg:height="1.588cm" draw:z-index="99"><draw:image xlink:href="Pictures/10000000000000EB0000008D2CD22957.png" xlink:type="simple" xlink:show="embed" xlink:actuate="onLoad"/><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elle6.B1" office:value-type="string">
              <text:p text:style-name="MP1"><draw:custom-shape text:anchor-type="paragraph" draw:z-index="61" draw:name="Text Box 6" draw:style-name="Mgr1" draw:text-style-name="MP3" svg:width="6.361cm" svg:height="0.985cm" svg:x="1.683cm" svg:y="0.108cm"><text:p text:style-name="MP2"><text:span text:style-name="MT7">Laserwürfel</text:span></text:p><text:p text:style-name="MP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Text Box 4" draw:style-name="Mgr2" draw:text-style-name="MP3" svg:width="6.361cm" svg:height="0.985cm" svg:x="8.34cm" svg:y="0.108cm"><text:p text:style-name="Frame_20_contents"><text:span text:style-name="MT2">Projektmanagemen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Bild2" text:anchor-type="char" svg:x="8.072cm" svg:y="-0.012cm" svg:width="0.212cm" svg:height="0.889cm" draw:z-index="127"><draw:image xlink:href="Pictures/100000000000000A0000002AA47803C7.png" xlink:type="simple" xlink:show="embed" xlink:actuate="onLoad"/></draw:frame></text:p>
            </table:table-cell>
          </table:table-row>
        </table:table>
        <text:p text:style-name="MP6"/>
      </style:header>
      <style:footer>
        <text:p text:style-name="MP4"><draw:custom-shape text:anchor-type="paragraph" draw:z-index="33" draw:name="Text Box 2" draw:style-name="Mgr4" draw:text-style-name="MP3" svg:width="3.811cm" svg:height="0.953cm" svg:x="13.335cm" svg:y="-0.095cm"><text:p text:style-name="MP2"><text:span text:style-name="MT4">Seite </text:span><text:span text:style-name="page_20_number"><text:span text:style-name="MT6"><text:page-number text:select-page="current">16</text:page-number></text:span></text:span><text:span text:style-name="page_20_number"><text:span text:style-name="MT6">/</text:span></text:span><text:span text:style-name="page_20_number"><text:span text:style-name="MT6"><text:page-count>17</text:page-count></text:spa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Text Box 1" draw:style-name="Mgr3" draw:text-style-name="MP3" svg:width="15.558cm" svg:height="0.724cm" svg:x="-0.316cm" svg:y="-0.095cm"><text:p text:style-name="Frame_20_contents"><text:span text:style-name="MT3">Höhere </text:span><text:span text:style-name="MT4">Technische Bundeslehranstalt Wien 3 | Rennweg 89b | 1030 Wien | </text:span><text:span text:style-name="MT5">www.htl.rennweg.at</text:span><text:span text:style-name="MT4"> <text:s text:c="22"/></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p>
      </style:footer>
    </style:master-page>
    <style:master-page style:name="Converted2" style:page-layout-name="Mpm2"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Robin Kaggl</meta:initial-creator>
    <meta:editing-cycles>2</meta:editing-cycles>
    <meta:print-date>2013-09-01T12:26:00</meta:print-date>
    <meta:creation-date>2015-10-19T08:41:00</meta:creation-date>
    <dc:date>2015-11-02T13:40:58.425197852</dc:date>
    <meta:editing-duration>PT5M28S</meta:editing-duration>
    <meta:generator>LibreOffice/4.4.3.2$Linux_X86_64 LibreOffice_project/40m0$Build-2</meta:generator>
    <meta:document-statistic meta:table-count="6" meta:image-count="4" meta:object-count="0" meta:page-count="17" meta:paragraph-count="323" meta:word-count="2344" meta:character-count="16498" meta:non-whitespace-character-count="14526"/>
    <meta:user-defined meta:name="AppVersion">15.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pflichtenheft_v2.dotx" xlink:href=""/>
  </office:meta>
</office:document-meta>
</file>